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6.11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66cm"/>
    </style:style>
    <style:style style:name="co9" style:family="table-column">
      <style:table-column-properties fo:break-before="auto" style:column-width="3.681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4.73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961cm"/>
    </style:style>
    <style:style style:name="co15" style:family="table-column">
      <style:table-column-properties fo:break-before="auto" style:column-width="1.637cm"/>
    </style:style>
    <style:style style:name="co16" style:family="table-column">
      <style:table-column-properties fo:break-before="auto" style:column-width="1.692cm"/>
    </style:style>
    <style:style style:name="co17" style:family="table-column">
      <style:table-column-properties fo:break-before="auto" style:column-width="2.272cm"/>
    </style:style>
    <style:style style:name="co18" style:family="table-column">
      <style:table-column-properties fo:break-before="auto" style:column-width="2.769cm"/>
    </style:style>
    <style:style style:name="co19" style:family="table-column">
      <style:table-column-properties fo:break-before="auto" style:column-width="1.4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336699" style:text-align-source="fix" style:repeat-content="false" fo:border-left="1.25pt solid #000000" fo:border-right="none" fo:border-top="1.25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336699" fo:border-left="1.25pt solid #000000" fo:border-right="none" fo:border-top="1.25pt solid #000000"/>
      <style:text-properties fo:color="#ffffff" fo:font-size="11pt" style:font-size-asian="11pt" style:font-size-complex="11pt"/>
    </style:style>
    <style:style style:name="ce3" style:family="table-cell" style:parent-style-name="Default">
      <style:table-cell-properties fo:border-bottom="none" fo:background-color="#336699" style:text-align-source="fix" style:repeat-content="false" fo:border-left="1.25pt solid #000000" fo:border-right="none" fo:border-top="none"/>
      <style:paragraph-properties fo:text-align="end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order-bottom="1.25pt solid #000000" fo:background-color="#336699" style:text-align-source="fix" style:repeat-content="false" fo:border-left="1.25pt solid #000000" fo:border-right="none" fo:border-top="none"/>
      <style:paragraph-properties fo:text-align="end" fo:margin-left="0cm"/>
      <style:text-properties fo:color="#ffffff" fo:font-size="11pt" style:font-size-asian="11pt" style:font-size-complex="11pt"/>
    </style:style>
    <style:style style:name="ce5" style:family="table-cell" style:parent-style-name="Default">
      <style:table-cell-properties fo:border-bottom="none" fo:background-color="#336699" style:text-align-source="fix" style:repeat-content="false" fo:border-left="none" fo:border-right="none" fo:border-top="1.25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5">
      <style:table-cell-properties fo:background-color="#336699" style:text-align-source="fix" style:repeat-content="fals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05">
      <style:table-cell-properties fo:border-bottom="1.25pt solid #000000" fo:background-color="#336699" style:text-align-source="fix" style:repeat-content="false" fo:border-left="none" fo:border-right="none" fo:border-top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2">
      <style:table-cell-properties fo:background-color="#336699" style:text-align-source="fix" style:repeat-content="fals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order-bottom="1.25pt solid #000000" fo:background-color="#336699" style:text-align-source="fix" style:repeat-content="false" fo:border-left="none" fo:border-right="none" fo:border-top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#336699" style:text-align-source="fix" style:repeat-content="false" fo:border-left="none" fo:border-right="1.25pt solid #000000" fo:border-top="1.25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5">
      <style:table-cell-properties fo:border-bottom="none" fo:background-color="#336699" style:text-align-source="fix" style:repeat-content="false" fo:border-left="none" fo:border-right="1.25pt solid #000000" fo:border-top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05">
      <style:table-cell-properties fo:border-bottom="1.25pt solid #000000" fo:background-color="#336699" style:text-align-source="fix" style:repeat-content="false" fo:border-left="none" fo:border-right="1.25pt solid #000000" fo:border-top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336699" style:text-align-source="fix" style:repeat-content="false" fo:border-left="1.25pt solid #000000" fo:border-right="none" fo:border-top="1.25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336699" fo:border-left="1.25pt solid #000000" fo:border-right="none" fo:border-top="1.25pt solid #000000"/>
      <style:text-properties fo:color="#ffffff"/>
    </style:style>
    <style:style style:name="ce15" style:family="table-cell" style:parent-style-name="Default">
      <style:table-cell-properties fo:border-bottom="none" fo:background-color="#336699" style:text-align-source="fix" style:repeat-content="false" fo:border-left="1.25pt solid #000000" fo:border-right="none" fo:border-top="none"/>
      <style:paragraph-properties fo:text-align="end" fo:margin-left="0cm"/>
      <style:text-properties fo:color="#ffffff"/>
    </style:style>
    <style:style style:name="ce16" style:family="table-cell" style:parent-style-name="Default">
      <style:table-cell-properties fo:border-bottom="1.25pt solid #000000" fo:background-color="#336699" style:text-align-source="fix" style:repeat-content="false" fo:border-left="1.25pt solid #000000" fo:border-right="none" fo:border-top="none"/>
      <style:paragraph-properties fo:text-align="end" fo:margin-left="0cm"/>
      <style:text-properties fo:color="#ffffff"/>
    </style:style>
    <style:style style:name="ce17" style:family="table-cell" style:parent-style-name="Default">
      <style:table-cell-properties fo:border-bottom="none" fo:background-color="#336699" style:text-align-source="fix" style:repeat-content="false" fo:border-left="1.25pt solid #000000" fo:border-right="none" fo:border-top="1.25pt solid #000000" style:vertical-align="middle"/>
      <style:paragraph-properties fo:text-align="center"/>
      <style:text-properties fo:color="#ffffff" style:font-name="Liberation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ce18" style:family="table-cell" style:parent-style-name="Default">
      <style:table-cell-properties fo:border-bottom="none" fo:background-color="#336699" fo:border-left="none" fo:border-right="none" fo:border-top="1.25pt solid #000000"/>
      <style:text-properties fo:color="#ffffff"/>
    </style:style>
    <style:style style:name="ce19" style:family="table-cell" style:parent-style-name="Default" style:data-style-name="N2">
      <style:table-cell-properties fo:background-color="#336699" style:text-align-source="fix" style:repeat-content="false"/>
      <style:paragraph-properties fo:text-align="center" fo:margin-left="0cm"/>
      <style:text-properties fo:color="#b2b2b2" style:font-name="Liberation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ce20" style:family="table-cell" style:parent-style-name="Default">
      <style:table-cell-properties fo:border-bottom="none" fo:background-color="#336699" style:text-align-source="fix" style:repeat-content="false" fo:border-left="none" fo:border-right="none" fo:border-top="1.25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336699" style:text-align-source="fix" style:repeat-content="false" fo:border-left="none" fo:border-right="1.25pt solid #000000" fo:border-top="1.25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5">
      <style:table-cell-properties fo:border-bottom="none" fo:background-color="#336699" style:text-align-source="fix" style:repeat-content="false" fo:border-left="none" fo:border-right="1.25pt solid #000000" fo:border-top="none"/>
      <style:paragraph-properties fo:text-align="center" fo:margin-left="0cm"/>
      <style:text-properties fo:color="#b2b2b2" style:font-name="Liberation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ce23" style:family="table-cell" style:parent-style-name="Default" style:data-style-name="N1">
      <style:table-cell-properties fo:border-bottom="none" fo:background-color="#336699" style:text-align-source="fix" style:repeat-content="false" fo:border-left="none" fo:border-right="1.25pt solid #000000" fo:border-top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2">
      <style:table-cell-properties fo:border-bottom="1.25pt solid #000000" fo:background-color="#336699" style:text-align-source="fix" style:repeat-content="false" fo:border-left="none" fo:border-right="1.25pt solid #000000" fo:border-top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none" fo:background-color="#336699" style:text-align-source="fix" style:repeat-content="false" fo:border-left="1.25pt solid #000000" fo:border-right="1.25pt solid #000000" fo:border-top="1.25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fo:background-color="#336699" fo:border-left="1.25pt solid #000000" fo:border-right="none" fo:border-top="none"/>
      <style:text-properties fo:color="#ffffff" fo:font-size="11pt" style:font-size-asian="11pt" style:font-size-complex="11pt"/>
    </style:style>
    <style:style style:name="ce27" style:family="table-cell" style:parent-style-name="Default">
      <style:table-cell-properties fo:border-bottom="none" fo:background-color="#336699" style:text-align-source="fix" style:repeat-content="false" fo:border-left="none" fo:border-right="none" fo:border-top="1.25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336699" style:text-align-source="fix" style:repeat-content="false" fo:border="none"/>
      <style:paragraph-properties fo:text-align="center" fo:margin-left="0cm"/>
      <style:text-properties fo:color="#ffffff" fo:font-size="11pt" style:font-size-asian="11pt" style:font-size-complex="11pt"/>
    </style:style>
    <style:style style:name="ce29" style:family="table-cell" style:parent-style-name="Default" style:data-style-name="N2">
      <style:table-cell-properties fo:background-color="#336699" style:text-align-source="fix" style:repeat-content="false" fo:border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fo:background-color="#336699" fo:border-left="none" fo:border-right="none" fo:border-top="1.25pt solid #000000"/>
      <style:text-properties fo:color="#ffffff" fo:font-size="11pt" style:font-size-asian="11pt" style:font-size-complex="11pt"/>
    </style:style>
    <style:style style:name="ce31" style:family="table-cell" style:parent-style-name="Default">
      <style:table-cell-properties fo:background-color="#336699" style:text-align-source="fix" style:repeat-content="false" fo:border="none"/>
      <style:paragraph-properties fo:text-align="center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fo:border-bottom="none" fo:background-color="#336699" style:text-align-source="fix" style:repeat-content="false" fo:border-left="0.06pt solid #000000" fo:border-right="none" fo:border-top="1.25pt solid #000000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none" fo:background-color="#336699" style:text-align-source="fix" style:repeat-content="false" fo:border-left="0.06pt solid #000000" fo:border-right="1.25pt solid #000000" fo:border-top="1.25pt solid #000000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none" fo:background-color="#336699" style:text-align-source="fix" style:repeat-content="false" fo:border-left="0.06pt solid #000000" fo:border-right="none" fo:border-top="none"/>
      <style:paragraph-properties fo:text-align="center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2">
      <style:table-cell-properties fo:border-bottom="none" fo:background-color="#336699" style:text-align-source="fix" style:repeat-content="false" fo:border-left="0.06pt solid #000000" fo:border-right="none" fo:border-top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2">
      <style:table-cell-properties fo:border-bottom="1.25pt solid #000000" fo:background-color="#336699" style:text-align-source="fix" style:repeat-content="false" fo:border-left="0.06pt solid #000000" fo:border-right="none" fo:border-top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fo:background-color="#336699" style:text-align-source="fix" style:repeat-content="false" fo:border-left="none" fo:border-right="1.25pt solid #000000" fo:border-top="none"/>
      <style:paragraph-properties fo:text-align="center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2">
      <style:table-cell-properties fo:border-bottom="none" fo:background-color="#336699" style:text-align-source="fix" style:repeat-content="false" fo:border-left="none" fo:border-right="1.25pt solid #000000" fo:border-top="non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 Bechmark" table:style-name="ta1">
        <table:shapes>
          <draw:frame draw:z-index="0" draw:style-name="gr1" draw:text-style-name="P1" svg:width="24.014cm" svg:height="13.21cm" svg:x="24.548cm" svg:y="0.177cm">
            <draw:object draw:notify-on-update-of-ranges="'Apache Bechmark'.A4:'Apache Bechmark'.A13 'Apache Bechmark'.B3:'Apache Bechmark'.B3 'Apache Bechmark'.B4:'Apache Bechmark'.B13 'Apache Bechmark'.C3:'Apache Bechmark'.C3 'Apache Bechmark'.C4:'Apache Bechmark'.C13 'Apache Bechmark'.D3:'Apache Bechmark'.D3 'Apache Bechmark'.D4:'Apache Bechmark'.D13 'Apache Bechmark'.E3:'Apache Bechmark'.E3 'Apache Bechmark'.E4:'Apache Bechmark'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.014cm" svg:height="13.21cm" svg:x="24.529cm" svg:y="14.067cm">
            <draw:object draw:notify-on-update-of-ranges="'Apache Bechmark'.A20:'Apache Bechmark'.A29 'Apache Bechmark'.B19:'Apache Bechmark'.B19 'Apache Bechmark'.B20:'Apache Bechmark'.B29 'Apache Bechmark'.C19:'Apache Bechmark'.C19 'Apache Bechmark'.C20:'Apache Bechmark'.C29 'Apache Bechmark'.D19:'Apache Bechmark'.D19 'Apache Bechmark'.D20:'Apache Bechmark'.D29 'Apache Bechmark'.E19:'Apache Bechmark'.E19 'Apache Bechmark'.E20:'Apache Bechmark'.E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4.014cm" svg:height="13.21cm" svg:x="0cm" svg:y="23.193cm">
            <draw:object draw:notify-on-update-of-ranges="'Apache Bechmark'.A36:'Apache Bechmark'.A45 'Apache Bechmark'.B35:'Apache Bechmark'.B35 'Apache Bechmark'.B36:'Apache Bechmark'.B45 'Apache Bechmark'.C35:'Apache Bechmark'.C35 'Apache Bechmark'.C36:'Apache Bechmark'.C45 'Apache Bechmark'.D35:'Apache Bechmark'.D35 'Apache Bechmark'.D36:'Apache Bechmark'.D45 'Apache Bechmark'.E35:'Apache Bechmark'.E35 'Apache Bechmark'.E36:'Apache Bechmark'.E4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SERVIDOR WEB – AB – APACHE</text:p>
          </table:table-cell>
          <table:covered-table-cell table:number-columns-repeated="3" table:style-name="ce5"/>
          <table:covered-table-cell table:style-name="ce10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ime taken for tests:</text:p>
          </table:table-cell>
          <table:table-cell table:style-name="ce5" office:value-type="string" calcext:value-type="string">
            <text:p>Failed requests</text:p>
          </table:table-cell>
          <table:table-cell table:style-name="ce5" office:value-type="string" calcext:value-type="string">
            <text:p>Requests per second: (x1000)</text:p>
          </table:table-cell>
          <table:table-cell table:style-name="ce10" office:value-type="string" calcext:value-type="string">
            <text:p>Time per request:</text:p>
          </table:table-cell>
          <table:table-cell/>
        </table:table-row>
        <table:table-row table:style-name="ro2">
          <table:table-cell office:value-type="string" calcext:value-type="string">
            <text:p>Medición 1: 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,00</text:p>
          </table:table-cell>
          <table:table-cell table:formula="of:=1437.94/[.A1]" office:value-type="float" office:value="1.43794" calcext:value-type="float">
            <text:p>1,44</text:p>
          </table:table-cell>
          <table:table-cell office:value-type="float" office:value="3.477" calcext:value-type="float">
            <text:p>3,477</text:p>
          </table:table-cell>
          <table:table-cell/>
        </table:table-row>
        <table:table-row table:style-name="ro2">
          <table:table-cell office:value-type="string" calcext:value-type="string">
            <text:p>Medición 2: </text:p>
          </table:table-cell>
          <table:table-cell office:value-type="float" office:value="0.69" calcext:value-type="float">
            <text:p>0,690</text:p>
          </table:table-cell>
          <table:table-cell office:value-type="float" office:value="0" calcext:value-type="float">
            <text:p>0,00</text:p>
          </table:table-cell>
          <table:table-cell table:formula="of:=1450.26/[.A1]" office:value-type="float" office:value="1.45026" calcext:value-type="float">
            <text:p>1,45</text:p>
          </table:table-cell>
          <table:table-cell office:value-type="float" office:value="3.448" calcext:value-type="float">
            <text:p>3,448</text:p>
          </table:table-cell>
          <table:table-cell/>
        </table:table-row>
        <table:table-row table:style-name="ro2">
          <table:table-cell office:value-type="string" calcext:value-type="string">
            <text:p>Medición 3: </text:p>
          </table:table-cell>
          <table:table-cell office:value-type="float" office:value="0.675" calcext:value-type="float">
            <text:p>0,675</text:p>
          </table:table-cell>
          <table:table-cell office:value-type="float" office:value="0" calcext:value-type="float">
            <text:p>0,00</text:p>
          </table:table-cell>
          <table:table-cell table:formula="of:=1482.52/[.A1]" office:value-type="float" office:value="1.48252" calcext:value-type="float">
            <text:p>1,48</text:p>
          </table:table-cell>
          <table:table-cell office:value-type="float" office:value="3.373" calcext:value-type="float">
            <text:p>3,373</text:p>
          </table:table-cell>
          <table:table-cell/>
        </table:table-row>
        <table:table-row table:style-name="ro2">
          <table:table-cell office:value-type="string" calcext:value-type="string">
            <text:p>Medición 4: </text:p>
          </table:table-cell>
          <table:table-cell office:value-type="float" office:value="0.685" calcext:value-type="float">
            <text:p>0,685</text:p>
          </table:table-cell>
          <table:table-cell office:value-type="float" office:value="0" calcext:value-type="float">
            <text:p>0,00</text:p>
          </table:table-cell>
          <table:table-cell table:formula="of:=1459.34/[.A1]" office:value-type="float" office:value="1.45934" calcext:value-type="float">
            <text:p>1,46</text:p>
          </table:table-cell>
          <table:table-cell office:value-type="float" office:value="3.426" calcext:value-type="float">
            <text:p>3,426</text:p>
          </table:table-cell>
          <table:table-cell/>
        </table:table-row>
        <table:table-row table:style-name="ro2">
          <table:table-cell office:value-type="string" calcext:value-type="string">
            <text:p>Medición 5: </text:p>
          </table:table-cell>
          <table:table-cell office:value-type="float" office:value="0.696" calcext:value-type="float">
            <text:p>0,696</text:p>
          </table:table-cell>
          <table:table-cell office:value-type="float" office:value="0" calcext:value-type="float">
            <text:p>0,00</text:p>
          </table:table-cell>
          <table:table-cell table:formula="of:=1436.1/[.A1]" office:value-type="float" office:value="1.4361" calcext:value-type="float">
            <text:p>1,44</text:p>
          </table:table-cell>
          <table:table-cell office:value-type="float" office:value="3.482" calcext:value-type="float">
            <text:p>3,482</text:p>
          </table:table-cell>
          <table:table-cell/>
        </table:table-row>
        <table:table-row table:style-name="ro2">
          <table:table-cell office:value-type="string" calcext:value-type="string">
            <text:p>Medición 6: </text:p>
          </table:table-cell>
          <table:table-cell office:value-type="float" office:value="0.672" calcext:value-type="float">
            <text:p>0,672</text:p>
          </table:table-cell>
          <table:table-cell office:value-type="float" office:value="0" calcext:value-type="float">
            <text:p>0,00</text:p>
          </table:table-cell>
          <table:table-cell table:formula="of:=1488.36/[.A1]" office:value-type="float" office:value="1.48836" calcext:value-type="float">
            <text:p>1,49</text:p>
          </table:table-cell>
          <table:table-cell office:value-type="float" office:value="3.359" calcext:value-type="float">
            <text:p>3,359</text:p>
          </table:table-cell>
          <table:table-cell/>
        </table:table-row>
        <table:table-row table:style-name="ro2">
          <table:table-cell office:value-type="string" calcext:value-type="string">
            <text:p>Medición 7: </text:p>
          </table:table-cell>
          <table:table-cell office:value-type="float" office:value="0.694" calcext:value-type="float">
            <text:p>0,694</text:p>
          </table:table-cell>
          <table:table-cell office:value-type="float" office:value="0" calcext:value-type="float">
            <text:p>0,00</text:p>
          </table:table-cell>
          <table:table-cell table:formula="of:=1439.98/[.A1]" office:value-type="float" office:value="1.43998" calcext:value-type="float">
            <text:p>1,44</text:p>
          </table:table-cell>
          <table:table-cell office:value-type="float" office:value="3.472" calcext:value-type="float">
            <text:p>3,472</text:p>
          </table:table-cell>
          <table:table-cell/>
        </table:table-row>
        <table:table-row table:style-name="ro2">
          <table:table-cell office:value-type="string" calcext:value-type="string">
            <text:p>Medición 8: </text:p>
          </table:table-cell>
          <table:table-cell office:value-type="float" office:value="0.699" calcext:value-type="float">
            <text:p>0,699</text:p>
          </table:table-cell>
          <table:table-cell office:value-type="float" office:value="0" calcext:value-type="float">
            <text:p>0,00</text:p>
          </table:table-cell>
          <table:table-cell table:formula="of:=1430.05/[.A1]" office:value-type="float" office:value="1.43005" calcext:value-type="float">
            <text:p>1,43</text:p>
          </table:table-cell>
          <table:table-cell office:value-type="float" office:value="3.496" calcext:value-type="float">
            <text:p>3,496</text:p>
          </table:table-cell>
          <table:table-cell/>
        </table:table-row>
        <table:table-row table:style-name="ro2">
          <table:table-cell office:value-type="string" calcext:value-type="string">
            <text:p>Medición 9: </text:p>
          </table:table-cell>
          <table:table-cell office:value-type="float" office:value="0.686" calcext:value-type="float">
            <text:p>0,686</text:p>
          </table:table-cell>
          <table:table-cell office:value-type="float" office:value="0" calcext:value-type="float">
            <text:p>0,00</text:p>
          </table:table-cell>
          <table:table-cell table:formula="of:=1457.46/[.A1]" office:value-type="float" office:value="1.45746" calcext:value-type="float">
            <text:p>1,46</text:p>
          </table:table-cell>
          <table:table-cell office:value-type="float" office:value="3.431" calcext:value-type="float">
            <text:p>3,431</text:p>
          </table:table-cell>
          <table:table-cell/>
        </table:table-row>
        <table:table-row table:style-name="ro2">
          <table:table-cell office:value-type="string" calcext:value-type="string">
            <text:p>Medición 10: </text:p>
          </table:table-cell>
          <table:table-cell office:value-type="float" office:value="0.681" calcext:value-type="float">
            <text:p>0,681</text:p>
          </table:table-cell>
          <table:table-cell office:value-type="float" office:value="0" calcext:value-type="float">
            <text:p>0,00</text:p>
          </table:table-cell>
          <table:table-cell table:formula="of:=1468.43/[.A1]" office:value-type="float" office:value="1.46843" calcext:value-type="float">
            <text:p>1,47</text:p>
          </table:table-cell>
          <table:table-cell office:value-type="float" office:value="3.405" calcext:value-type="float">
            <text:p>3,405</text:p>
          </table:table-cell>
          <table:table-cell/>
        </table:table-row>
        <table:table-row table:style-name="ro2">
          <table:table-cell office:value-type="string" calcext:value-type="string">
            <text:p>Media: </text:p>
          </table:table-cell>
          <table:table-cell table:formula="of:=AVERAGE([.B4:.B13])" office:value-type="float" office:value="0.6873" calcext:value-type="float">
            <text:p>0,687</text:p>
          </table:table-cell>
          <table:table-cell table:formula="of:=AVERAGE([.C4:.C13])" office:value-type="float" office:value="0" calcext:value-type="float">
            <text:p>0,00</text:p>
          </table:table-cell>
          <table:table-cell table:formula="of:=AVERAGE([.D4:.D13])" office:value-type="float" office:value="1.455044" calcext:value-type="float">
            <text:p>1,46</text:p>
          </table:table-cell>
          <table:table-cell table:formula="of:=AVERAGE([.E4:.E13])" office:value-type="float" office:value="3.4369" calcext:value-type="float">
            <text:p>3,437</text:p>
          </table:table-cell>
          <table:table-cell/>
        </table:table-row>
        <table:table-row table:style-name="ro2">
          <table:table-cell table:style-name="ce4" office:value-type="string" calcext:value-type="string">
            <text:p>Desviación: </text:p>
          </table:table-cell>
          <table:table-cell table:style-name="ce7" table:formula="of:=STDEV([.B4:.B13])" office:value-type="float" office:value="0.00916575753067423" calcext:value-type="float">
            <text:p>0,009</text:p>
          </table:table-cell>
          <table:table-cell table:style-name="ce9" table:formula="of:=STDEV([.C4:.C13])" office:value-type="float" office:value="0" calcext:value-type="float">
            <text:p>0,00</text:p>
          </table:table-cell>
          <table:table-cell table:style-name="ce9" table:formula="of:=STDEV([.D4:.D13])" office:value-type="float" office:value="0.0199841516096019" calcext:value-type="float">
            <text:p>0,02</text:p>
          </table:table-cell>
          <table:table-cell table:style-name="ce12" table:formula="of:=STDEV([.E4:.E13])" office:value-type="float" office:value="0.0469194344950291" calcext:value-type="float">
            <text:p>0,047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BALANCEADOR DE CARGA – AB – NGINX – APACHE</text:p>
          </table:table-cell>
          <table:covered-table-cell table:number-columns-repeated="3" table:style-name="ce5"/>
          <table:covered-table-cell table:style-name="ce10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ime taken for tests:</text:p>
          </table:table-cell>
          <table:table-cell table:style-name="ce5" office:value-type="string" calcext:value-type="string">
            <text:p>Failed requests</text:p>
          </table:table-cell>
          <table:table-cell table:style-name="ce5" office:value-type="string" calcext:value-type="string">
            <text:p>Requests per second: (x1000)</text:p>
          </table:table-cell>
          <table:table-cell table:style-name="ce10" office:value-type="string" calcext:value-type="string">
            <text:p>Time per request:</text:p>
          </table:table-cell>
          <table:table-cell/>
        </table:table-row>
        <table:table-row table:style-name="ro2">
          <table:table-cell office:value-type="string" calcext:value-type="string">
            <text:p>Medición 1: </text:p>
          </table:table-cell>
          <table:table-cell office:value-type="float" office:value="0.877" calcext:value-type="float">
            <text:p>0,877</text:p>
          </table:table-cell>
          <table:table-cell office:value-type="float" office:value="0" calcext:value-type="float">
            <text:p>0,00</text:p>
          </table:table-cell>
          <table:table-cell table:formula="of:=1140.41/1000" office:value-type="float" office:value="1.14041" calcext:value-type="float">
            <text:p>1,14</text:p>
          </table:table-cell>
          <table:table-cell office:value-type="float" office:value="4.384" calcext:value-type="float">
            <text:p>4,384</text:p>
          </table:table-cell>
          <table:table-cell/>
        </table:table-row>
        <table:table-row table:style-name="ro2">
          <table:table-cell office:value-type="string" calcext:value-type="string">
            <text:p>Medición 2: </text:p>
          </table:table-cell>
          <table:table-cell office:value-type="float" office:value="1.063" calcext:value-type="float">
            <text:p>1,063</text:p>
          </table:table-cell>
          <table:table-cell office:value-type="float" office:value="0" calcext:value-type="float">
            <text:p>0,00</text:p>
          </table:table-cell>
          <table:table-cell table:formula="of:=940.87/[.A1]" office:value-type="float" office:value="0.94087" calcext:value-type="float">
            <text:p>0,94</text:p>
          </table:table-cell>
          <table:table-cell office:value-type="float" office:value="5.314" calcext:value-type="float">
            <text:p>5,314</text:p>
          </table:table-cell>
          <table:table-cell/>
        </table:table-row>
        <table:table-row table:style-name="ro2">
          <table:table-cell office:value-type="string" calcext:value-type="string">
            <text:p>Medición 3: </text:p>
          </table:table-cell>
          <table:table-cell office:value-type="float" office:value="0.855" calcext:value-type="float">
            <text:p>0,855</text:p>
          </table:table-cell>
          <table:table-cell office:value-type="float" office:value="0" calcext:value-type="float">
            <text:p>0,00</text:p>
          </table:table-cell>
          <table:table-cell table:formula="of:=1170.19/[.A1]" office:value-type="float" office:value="1.17019" calcext:value-type="float">
            <text:p>1,17</text:p>
          </table:table-cell>
          <table:table-cell office:value-type="float" office:value="4.273" calcext:value-type="float">
            <text:p>4,273</text:p>
          </table:table-cell>
          <table:table-cell/>
        </table:table-row>
        <table:table-row table:style-name="ro2">
          <table:table-cell office:value-type="string" calcext:value-type="string">
            <text:p>Medición 4: </text:p>
          </table:table-cell>
          <table:table-cell office:value-type="float" office:value="0.876" calcext:value-type="float">
            <text:p>0,876</text:p>
          </table:table-cell>
          <table:table-cell office:value-type="float" office:value="0" calcext:value-type="float">
            <text:p>0,00</text:p>
          </table:table-cell>
          <table:table-cell table:formula="of:=1141.15/[.A1]" office:value-type="float" office:value="1.14115" calcext:value-type="float">
            <text:p>1,14</text:p>
          </table:table-cell>
          <table:table-cell office:value-type="float" office:value="4.382" calcext:value-type="float">
            <text:p>4,382</text:p>
          </table:table-cell>
          <table:table-cell/>
        </table:table-row>
        <table:table-row table:style-name="ro2">
          <table:table-cell office:value-type="string" calcext:value-type="string">
            <text:p>Medición 5: </text:p>
          </table:table-cell>
          <table:table-cell office:value-type="float" office:value="0.807" calcext:value-type="float">
            <text:p>0,807</text:p>
          </table:table-cell>
          <table:table-cell office:value-type="float" office:value="0" calcext:value-type="float">
            <text:p>0,00</text:p>
          </table:table-cell>
          <table:table-cell table:formula="of:=1238.99/[.A1]" office:value-type="float" office:value="1.23899" calcext:value-type="float">
            <text:p>1,24</text:p>
          </table:table-cell>
          <table:table-cell office:value-type="float" office:value="4.036" calcext:value-type="float">
            <text:p>4,036</text:p>
          </table:table-cell>
          <table:table-cell/>
        </table:table-row>
        <table:table-row table:style-name="ro2">
          <table:table-cell office:value-type="string" calcext:value-type="string">
            <text:p>Medición 6: </text:p>
          </table:table-cell>
          <table:table-cell office:value-type="float" office:value="0.832" calcext:value-type="float">
            <text:p>0,832</text:p>
          </table:table-cell>
          <table:table-cell office:value-type="float" office:value="0" calcext:value-type="float">
            <text:p>0,00</text:p>
          </table:table-cell>
          <table:table-cell table:formula="of:=1202.27/[.A1]" office:value-type="float" office:value="1.20227" calcext:value-type="float">
            <text:p>1,20</text:p>
          </table:table-cell>
          <table:table-cell office:value-type="float" office:value="4.159" calcext:value-type="float">
            <text:p>4,159</text:p>
          </table:table-cell>
          <table:table-cell/>
        </table:table-row>
        <table:table-row table:style-name="ro2">
          <table:table-cell office:value-type="string" calcext:value-type="string">
            <text:p>Medición 7: </text:p>
          </table:table-cell>
          <table:table-cell office:value-type="float" office:value="0.798" calcext:value-type="float">
            <text:p>0,798</text:p>
          </table:table-cell>
          <table:table-cell office:value-type="float" office:value="0" calcext:value-type="float">
            <text:p>0,00</text:p>
          </table:table-cell>
          <table:table-cell table:formula="of:=1253.4/[.A1]" office:value-type="float" office:value="1.2534" calcext:value-type="float">
            <text:p>1,25</text:p>
          </table:table-cell>
          <table:table-cell office:value-type="float" office:value="3.989" calcext:value-type="float">
            <text:p>3,989</text:p>
          </table:table-cell>
          <table:table-cell/>
        </table:table-row>
        <table:table-row table:style-name="ro2">
          <table:table-cell office:value-type="string" calcext:value-type="string">
            <text:p>Medición 8: </text:p>
          </table:table-cell>
          <table:table-cell office:value-type="float" office:value="0.842" calcext:value-type="float">
            <text:p>0,842</text:p>
          </table:table-cell>
          <table:table-cell office:value-type="float" office:value="0" calcext:value-type="float">
            <text:p>0,00</text:p>
          </table:table-cell>
          <table:table-cell table:formula="of:=1188.01/[.A1]" office:value-type="float" office:value="1.18801" calcext:value-type="float">
            <text:p>1,19</text:p>
          </table:table-cell>
          <table:table-cell office:value-type="float" office:value="4.209" calcext:value-type="float">
            <text:p>4,209</text:p>
          </table:table-cell>
          <table:table-cell/>
        </table:table-row>
        <table:table-row table:style-name="ro2">
          <table:table-cell office:value-type="string" calcext:value-type="string">
            <text:p>Medición 9: </text:p>
          </table:table-cell>
          <table:table-cell office:value-type="float" office:value="0.831" calcext:value-type="float">
            <text:p>0,831</text:p>
          </table:table-cell>
          <table:table-cell office:value-type="float" office:value="0" calcext:value-type="float">
            <text:p>0,00</text:p>
          </table:table-cell>
          <table:table-cell table:formula="of:=1203.41/[.A1]" office:value-type="float" office:value="1.20341" calcext:value-type="float">
            <text:p>1,20</text:p>
          </table:table-cell>
          <table:table-cell office:value-type="float" office:value="4.155" calcext:value-type="float">
            <text:p>4,155</text:p>
          </table:table-cell>
          <table:table-cell/>
        </table:table-row>
        <table:table-row table:style-name="ro2">
          <table:table-cell office:value-type="string" calcext:value-type="string">
            <text:p>Medición 10: </text:p>
          </table:table-cell>
          <table:table-cell office:value-type="float" office:value="1.407" calcext:value-type="float">
            <text:p>1,407</text:p>
          </table:table-cell>
          <table:table-cell office:value-type="float" office:value="0" calcext:value-type="float">
            <text:p>0,00</text:p>
          </table:table-cell>
          <table:table-cell table:formula="of:=710.9/[.A1]" office:value-type="float" office:value="0.7109" calcext:value-type="float">
            <text:p>0,71</text:p>
          </table:table-cell>
          <table:table-cell office:value-type="float" office:value="7.033" calcext:value-type="float">
            <text:p>7,033</text:p>
          </table:table-cell>
          <table:table-cell/>
        </table:table-row>
        <table:table-row table:style-name="ro2">
          <table:table-cell office:value-type="string" calcext:value-type="string">
            <text:p>Media: </text:p>
          </table:table-cell>
          <table:table-cell table:style-name="ce8" table:formula="of:=AVERAGE([.B20:.B29])" office:value-type="float" office:value="0.9188" calcext:value-type="float">
            <text:p>0,92</text:p>
          </table:table-cell>
          <table:table-cell table:formula="of:=AVERAGE([.C20:.C29])" office:value-type="float" office:value="0" calcext:value-type="float">
            <text:p>0,00</text:p>
          </table:table-cell>
          <table:table-cell table:formula="of:=AVERAGE([.D20:.D29])" office:value-type="float" office:value="1.11896" calcext:value-type="float">
            <text:p>1,12</text:p>
          </table:table-cell>
          <table:table-cell table:formula="of:=AVERAGE([.E20:.E29])" office:value-type="float" office:value="4.5934" calcext:value-type="float">
            <text:p>4,593</text:p>
          </table:table-cell>
          <table:table-cell/>
        </table:table-row>
        <table:table-row table:style-name="ro2">
          <table:table-cell table:style-name="ce4" office:value-type="string" calcext:value-type="string">
            <text:p>Desviación: </text:p>
          </table:table-cell>
          <table:table-cell table:style-name="ce7" table:formula="of:=STDEV([.B20:.B29])" office:value-type="float" office:value="0.187087501809537" calcext:value-type="float">
            <text:p>0,187</text:p>
          </table:table-cell>
          <table:table-cell table:style-name="ce9" table:formula="of:=STDEV([.C20:.C29])" office:value-type="float" office:value="0" calcext:value-type="float">
            <text:p>0,00</text:p>
          </table:table-cell>
          <table:table-cell table:style-name="ce9" table:formula="of:=STDEV([.D20:.D29])" office:value-type="float" office:value="0.167705959213009" calcext:value-type="float">
            <text:p>0,17</text:p>
          </table:table-cell>
          <table:table-cell table:style-name="ce12" table:formula="of:=STDEV([.E20:.E29])" office:value-type="float" office:value="0.934924976193872" calcext:value-type="float">
            <text:p>0,935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BALANCEADOR DE CARGA – AB – HAPROXY – APACHE</text:p>
          </table:table-cell>
          <table:covered-table-cell table:number-columns-repeated="3" table:style-name="ce5"/>
          <table:covered-table-cell table:style-name="ce10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ime taken for tests:</text:p>
          </table:table-cell>
          <table:table-cell table:style-name="ce5" office:value-type="string" calcext:value-type="string">
            <text:p>Failed requests</text:p>
          </table:table-cell>
          <table:table-cell table:style-name="ce5" office:value-type="string" calcext:value-type="string">
            <text:p>Requests per second: (x1000)</text:p>
          </table:table-cell>
          <table:table-cell table:style-name="ce10" office:value-type="string" calcext:value-type="string">
            <text:p>Time per request:</text:p>
          </table:table-cell>
          <table:table-cell/>
        </table:table-row>
        <table:table-row table:style-name="ro2">
          <table:table-cell office:value-type="string" calcext:value-type="string">
            <text:p>Medición 1: </text:p>
          </table:table-cell>
          <table:table-cell office:value-type="float" office:value="1.05" calcext:value-type="float">
            <text:p>1,050</text:p>
          </table:table-cell>
          <table:table-cell office:value-type="float" office:value="0" calcext:value-type="float">
            <text:p>0,00</text:p>
          </table:table-cell>
          <table:table-cell table:formula="of:=952.8/[.A1]" office:value-type="float" office:value="0.9528" calcext:value-type="float">
            <text:p>0,95</text:p>
          </table:table-cell>
          <table:table-cell office:value-type="float" office:value="5.284" calcext:value-type="float">
            <text:p>5,284</text:p>
          </table:table-cell>
          <table:table-cell/>
        </table:table-row>
        <table:table-row table:style-name="ro2">
          <table:table-cell office:value-type="string" calcext:value-type="string">
            <text:p>Medición 2: </text:p>
          </table:table-cell>
          <table:table-cell office:value-type="float" office:value="1.112" calcext:value-type="float">
            <text:p>1,112</text:p>
          </table:table-cell>
          <table:table-cell office:value-type="float" office:value="0" calcext:value-type="float">
            <text:p>0,00</text:p>
          </table:table-cell>
          <table:table-cell table:formula="of:=899.46/[.A1]" office:value-type="float" office:value="0.89946" calcext:value-type="float">
            <text:p>0,90</text:p>
          </table:table-cell>
          <table:table-cell office:value-type="float" office:value="5.559" calcext:value-type="float">
            <text:p>5,559</text:p>
          </table:table-cell>
          <table:table-cell/>
        </table:table-row>
        <table:table-row table:style-name="ro2">
          <table:table-cell office:value-type="string" calcext:value-type="string">
            <text:p>Medición 3: </text:p>
          </table:table-cell>
          <table:table-cell office:value-type="float" office:value="1.04" calcext:value-type="float">
            <text:p>1,040</text:p>
          </table:table-cell>
          <table:table-cell office:value-type="float" office:value="0" calcext:value-type="float">
            <text:p>0,00</text:p>
          </table:table-cell>
          <table:table-cell table:formula="of:=961.14/[.A1]" office:value-type="float" office:value="0.96114" calcext:value-type="float">
            <text:p>0,96</text:p>
          </table:table-cell>
          <table:table-cell office:value-type="float" office:value="5.202" calcext:value-type="float">
            <text:p>5,202</text:p>
          </table:table-cell>
          <table:table-cell/>
        </table:table-row>
        <table:table-row table:style-name="ro2">
          <table:table-cell office:value-type="string" calcext:value-type="string">
            <text:p>Medición 4: </text:p>
          </table:table-cell>
          <table:table-cell office:value-type="float" office:value="1.004" calcext:value-type="float">
            <text:p>1,004</text:p>
          </table:table-cell>
          <table:table-cell office:value-type="float" office:value="0" calcext:value-type="float">
            <text:p>0,00</text:p>
          </table:table-cell>
          <table:table-cell table:formula="of:=995.65/[.A1]" office:value-type="float" office:value="0.99565" calcext:value-type="float">
            <text:p>1,00</text:p>
          </table:table-cell>
          <table:table-cell office:value-type="float" office:value="5.022" calcext:value-type="float">
            <text:p>5,022</text:p>
          </table:table-cell>
          <table:table-cell/>
        </table:table-row>
        <table:table-row table:style-name="ro2">
          <table:table-cell office:value-type="string" calcext:value-type="string">
            <text:p>Medición 5: </text:p>
          </table:table-cell>
          <table:table-cell office:value-type="float" office:value="0.998" calcext:value-type="float">
            <text:p>0,998</text:p>
          </table:table-cell>
          <table:table-cell office:value-type="float" office:value="0" calcext:value-type="float">
            <text:p>0,00</text:p>
          </table:table-cell>
          <table:table-cell table:formula="of:=1001.73/[.A1]" office:value-type="float" office:value="1.00173" calcext:value-type="float">
            <text:p>1,00</text:p>
          </table:table-cell>
          <table:table-cell office:value-type="float" office:value="4.991" calcext:value-type="float">
            <text:p>4,991</text:p>
          </table:table-cell>
          <table:table-cell/>
        </table:table-row>
        <table:table-row table:style-name="ro2">
          <table:table-cell office:value-type="string" calcext:value-type="string">
            <text:p>Medición 6: </text:p>
          </table:table-cell>
          <table:table-cell office:value-type="float" office:value="1.45" calcext:value-type="float">
            <text:p>1,450</text:p>
          </table:table-cell>
          <table:table-cell office:value-type="float" office:value="0" calcext:value-type="float">
            <text:p>0,00</text:p>
          </table:table-cell>
          <table:table-cell table:formula="of:=689.59/[.A1]" office:value-type="float" office:value="0.68959" calcext:value-type="float">
            <text:p>0,69</text:p>
          </table:table-cell>
          <table:table-cell office:value-type="float" office:value="7.251" calcext:value-type="float">
            <text:p>7,251</text:p>
          </table:table-cell>
          <table:table-cell/>
        </table:table-row>
        <table:table-row table:style-name="ro2">
          <table:table-cell office:value-type="string" calcext:value-type="string">
            <text:p>Medición 7: </text:p>
          </table:table-cell>
          <table:table-cell office:value-type="float" office:value="1.009" calcext:value-type="float">
            <text:p>1,009</text:p>
          </table:table-cell>
          <table:table-cell office:value-type="float" office:value="0" calcext:value-type="float">
            <text:p>0,00</text:p>
          </table:table-cell>
          <table:table-cell table:formula="of:=990.72/[.A1]" office:value-type="float" office:value="0.99072" calcext:value-type="float">
            <text:p>0,99</text:p>
          </table:table-cell>
          <table:table-cell office:value-type="float" office:value="5.047" calcext:value-type="float">
            <text:p>5,047</text:p>
          </table:table-cell>
          <table:table-cell/>
        </table:table-row>
        <table:table-row table:style-name="ro2">
          <table:table-cell office:value-type="string" calcext:value-type="string">
            <text:p>Medición 8: </text:p>
          </table:table-cell>
          <table:table-cell office:value-type="float" office:value="0.945" calcext:value-type="float">
            <text:p>0,945</text:p>
          </table:table-cell>
          <table:table-cell office:value-type="float" office:value="0" calcext:value-type="float">
            <text:p>0,00</text:p>
          </table:table-cell>
          <table:table-cell table:formula="of:=1057.93/[.A1]" office:value-type="float" office:value="1.05793" calcext:value-type="float">
            <text:p>1,06</text:p>
          </table:table-cell>
          <table:table-cell office:value-type="float" office:value="4.726" calcext:value-type="float">
            <text:p>4,726</text:p>
          </table:table-cell>
          <table:table-cell/>
        </table:table-row>
        <table:table-row table:style-name="ro2">
          <table:table-cell office:value-type="string" calcext:value-type="string">
            <text:p>Medición 9: </text:p>
          </table:table-cell>
          <table:table-cell office:value-type="float" office:value="1.131" calcext:value-type="float">
            <text:p>1,131</text:p>
          </table:table-cell>
          <table:table-cell office:value-type="float" office:value="0" calcext:value-type="float">
            <text:p>0,00</text:p>
          </table:table-cell>
          <table:table-cell table:formula="of:=884.22/[.A1]" office:value-type="float" office:value="0.88422" calcext:value-type="float">
            <text:p>0,88</text:p>
          </table:table-cell>
          <table:table-cell office:value-type="float" office:value="5.655" calcext:value-type="float">
            <text:p>5,655</text:p>
          </table:table-cell>
          <table:table-cell/>
        </table:table-row>
        <table:table-row table:style-name="ro2">
          <table:table-cell office:value-type="string" calcext:value-type="string">
            <text:p>Medición 10: </text:p>
          </table:table-cell>
          <table:table-cell office:value-type="float" office:value="0.953" calcext:value-type="float">
            <text:p>0,953</text:p>
          </table:table-cell>
          <table:table-cell office:value-type="float" office:value="0" calcext:value-type="float">
            <text:p>0,00</text:p>
          </table:table-cell>
          <table:table-cell table:formula="of:=1049.16/[.A1]" office:value-type="float" office:value="1.04916" calcext:value-type="float">
            <text:p>1,05</text:p>
          </table:table-cell>
          <table:table-cell office:value-type="float" office:value="4.766" calcext:value-type="float">
            <text:p>4,766</text:p>
          </table:table-cell>
          <table:table-cell/>
        </table:table-row>
        <table:table-row table:style-name="ro2">
          <table:table-cell office:value-type="string" calcext:value-type="string">
            <text:p>Media: </text:p>
          </table:table-cell>
          <table:table-cell table:style-name="ce8" table:formula="of:=AVERAGE([.B36:.B45])" office:value-type="float" office:value="1.0692" calcext:value-type="float">
            <text:p>1,07</text:p>
          </table:table-cell>
          <table:table-cell table:formula="of:=AVERAGE([.C36:.C45])" office:value-type="float" office:value="0" calcext:value-type="float">
            <text:p>0,00</text:p>
          </table:table-cell>
          <table:table-cell table:formula="of:=AVERAGE([.D36:.D45])" office:value-type="float" office:value="0.94824" calcext:value-type="float">
            <text:p>0,95</text:p>
          </table:table-cell>
          <table:table-cell table:formula="of:=AVERAGE([.E36:.E45])" office:value-type="float" office:value="5.3503" calcext:value-type="float">
            <text:p>5,350</text:p>
          </table:table-cell>
          <table:table-cell/>
        </table:table-row>
        <table:table-row table:style-name="ro2">
          <table:table-cell table:style-name="ce4" office:value-type="string" calcext:value-type="string">
            <text:p>Desviación: </text:p>
          </table:table-cell>
          <table:table-cell table:style-name="ce7" table:formula="of:=STDEV([.B36:.B45])" office:value-type="float" office:value="0.146724836949229" calcext:value-type="float">
            <text:p>0,147</text:p>
          </table:table-cell>
          <table:table-cell table:style-name="ce9" table:formula="of:=STDEV([.C36:.C45])" office:value-type="float" office:value="0" calcext:value-type="float">
            <text:p>0,00</text:p>
          </table:table-cell>
          <table:table-cell table:style-name="ce9" table:formula="of:=STDEV([.D36:.D45])" office:value-type="float" office:value="0.106820335142706" calcext:value-type="float">
            <text:p>0,11</text:p>
          </table:table-cell>
          <table:table-cell table:style-name="ce12" table:formula="of:=STDEV([.E36:.E45])" office:value-type="float" office:value="0.732990230342655" calcext:value-type="float">
            <text:p>0,733</text:p>
          </table:table-cell>
          <table:table-cell/>
        </table:table-row>
      </table:table>
      <table:table table:name="OpenWebLoad" table:style-name="ta1">
        <table:shapes>
          <draw:frame draw:z-index="0" draw:style-name="gr1" draw:text-style-name="P1" svg:width="20.453cm" svg:height="11.504cm" svg:x="19.688cm" svg:y="0.405cm">
            <draw:object draw:notify-on-update-of-ranges="OpenWebLoad.A4:OpenWebLoad.A13 OpenWebLoad.B3:OpenWebLoad.B3 OpenWebLoad.B4:OpenWebLoad.B13 OpenWebLoad.C3:OpenWebLoad.C3 OpenWebLoad.C4:OpenWebLoad.C13 OpenWebLoad.D3:OpenWebLoad.D3 OpenWebLoad.D4:OpenWebLoad.D13 OpenWebLoad.E3:OpenWebLoad.E3 OpenWebLoad.E4:OpenWebLoad.E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0.453cm" svg:height="11.504cm" svg:x="19.771cm" svg:y="13.041cm">
            <draw:object draw:notify-on-update-of-ranges="OpenWebLoad.A20:OpenWebLoad.A29 OpenWebLoad.B19:OpenWebLoad.B19 OpenWebLoad.B20:OpenWebLoad.B29 OpenWebLoad.C19:OpenWebLoad.C19 OpenWebLoad.C20:OpenWebLoad.C29 OpenWebLoad.D19:OpenWebLoad.D19 OpenWebLoad.D20:OpenWebLoad.D29 OpenWebLoad.E19:OpenWebLoad.E19 OpenWebLoad.E20:OpenWebLoad.E2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0.453cm" svg:height="11.504cm" svg:x="19.772cm" svg:y="25.381cm">
            <draw:object draw:notify-on-update-of-ranges="OpenWebLoad.A36:OpenWebLoad.A45 OpenWebLoad.B35:OpenWebLoad.B35 OpenWebLoad.B36:OpenWebLoad.B45 OpenWebLoad.C35:OpenWebLoad.C35 OpenWebLoad.C36:OpenWebLoad.C45 OpenWebLoad.D35:OpenWebLoad.D35 OpenWebLoad.D36:OpenWebLoad.D45 OpenWebLoad.E35:OpenWebLoad.E35 OpenWebLoad.E36:OpenWebLoad.E4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8" table:default-cell-style-name="ce15"/>
        <table:table-column table:style-name="co9" table:default-cell-style-name="ce8"/>
        <table:table-column table:style-name="co10" table:number-columns-repeated="2" table:default-cell-style-name="ce6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5" table:number-rows-spanned="1">
            <text:p>SERVIDOR WEB – OPENWEBLOAD – APACHE</text:p>
          </table:table-cell>
          <table:covered-table-cell table:number-columns-repeated="2" table:style-name="ce18"/>
          <table:covered-table-cell table:style-name="ce20"/>
          <table:covered-table-cell table:style-name="ce21"/>
          <table:table-cell table:number-columns-repeated="2"/>
        </table:table-row>
        <table:table-row table:style-name="ro2">
          <table:table-cell table:style-name="ce14"/>
          <table:table-cell table:style-name="ce5" office:value-type="string" calcext:value-type="string">
            <text:p>Total TPS (x1000)</text:p>
          </table:table-cell>
          <table:table-cell table:style-name="ce5" office:value-type="string" calcext:value-type="string">
            <text:p>Avg. Response time</text:p>
          </table:table-cell>
          <table:table-cell table:style-name="ce5" office:value-type="string" calcext:value-type="string">
            <text:p>Max Response time</text:p>
          </table:table-cell>
          <table:table-cell table:style-name="ce10" office:value-type="string" calcext:value-type="string">
            <text:p>Total Requests (x100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1: </text:p>
          </table:table-cell>
          <table:table-cell table:formula="of:=1292.97/[.A1]" office:value-type="float" office:value="1.29297" calcext:value-type="float">
            <text:p>1,29</text:p>
          </table:table-cell>
          <table:table-cell office:value-type="float" office:value="0.008" calcext:value-type="float">
            <text:p>0,008</text:p>
          </table:table-cell>
          <table:table-cell office:value-type="float" office:value="0.516" calcext:value-type="float">
            <text:p>0,516</text:p>
          </table:table-cell>
          <table:table-cell table:formula="of:=12931/[.A1]" office:value-type="float" office:value="12.931" calcext:value-type="float">
            <text:p>12,9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2: </text:p>
          </table:table-cell>
          <table:table-cell table:formula="of:=1271.87/[.A1]" office:value-type="float" office:value="1.27187" calcext:value-type="float">
            <text:p>1,27</text:p>
          </table:table-cell>
          <table:table-cell office:value-type="float" office:value="0.008" calcext:value-type="float">
            <text:p>0,008</text:p>
          </table:table-cell>
          <table:table-cell office:value-type="float" office:value="0.637" calcext:value-type="float">
            <text:p>0,637</text:p>
          </table:table-cell>
          <table:table-cell table:formula="of:=12720/[.A1]" office:value-type="float" office:value="12.72" calcext:value-type="float">
            <text:p>12,7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3: </text:p>
          </table:table-cell>
          <table:table-cell table:formula="of:=1412.96/[.A1]" office:value-type="float" office:value="1.41296" calcext:value-type="float">
            <text:p>1,41</text:p>
          </table:table-cell>
          <table:table-cell office:value-type="float" office:value="0.007" calcext:value-type="float">
            <text:p>0,007</text:p>
          </table:table-cell>
          <table:table-cell office:value-type="float" office:value="0.545" calcext:value-type="float">
            <text:p>0,545</text:p>
          </table:table-cell>
          <table:table-cell table:formula="of:=14131/[.A1]" office:value-type="float" office:value="14.131" calcext:value-type="float">
            <text:p>14,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4: </text:p>
          </table:table-cell>
          <table:table-cell table:formula="of:=1418.56/[.A1]" office:value-type="float" office:value="1.41856" calcext:value-type="float">
            <text:p>1,42</text:p>
          </table:table-cell>
          <table:table-cell office:value-type="float" office:value="0.007" calcext:value-type="float">
            <text:p>0,007</text:p>
          </table:table-cell>
          <table:table-cell office:value-type="float" office:value="0.558" calcext:value-type="float">
            <text:p>0,558</text:p>
          </table:table-cell>
          <table:table-cell table:formula="of:=14187/[.A1]" office:value-type="float" office:value="14.187" calcext:value-type="float">
            <text:p>14,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5: </text:p>
          </table:table-cell>
          <table:table-cell table:formula="of:=1294.47/[.A1]" office:value-type="float" office:value="1.29447" calcext:value-type="float">
            <text:p>1,29</text:p>
          </table:table-cell>
          <table:table-cell office:value-type="float" office:value="0.008" calcext:value-type="float">
            <text:p>0,008</text:p>
          </table:table-cell>
          <table:table-cell office:value-type="float" office:value="0.621" calcext:value-type="float">
            <text:p>0,621</text:p>
          </table:table-cell>
          <table:table-cell table:formula="of:=12946/[.A1]" office:value-type="float" office:value="12.946" calcext:value-type="float">
            <text:p>12,9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6: </text:p>
          </table:table-cell>
          <table:table-cell table:formula="of:=1292.07/[.A1]" office:value-type="float" office:value="1.29207" calcext:value-type="float">
            <text:p>1,29</text:p>
          </table:table-cell>
          <table:table-cell office:value-type="float" office:value="0.008" calcext:value-type="float">
            <text:p>0,008</text:p>
          </table:table-cell>
          <table:table-cell office:value-type="float" office:value="0.549" calcext:value-type="float">
            <text:p>0,549</text:p>
          </table:table-cell>
          <table:table-cell table:formula="of:=12922/[.A1]" office:value-type="float" office:value="12.922" calcext:value-type="float">
            <text:p>12,9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7: </text:p>
          </table:table-cell>
          <table:table-cell table:style-name="ce19" table:formula="of:=1307.07/[.A1]" office:value-type="float" office:value="1.30707" calcext:value-type="float">
            <text:p>1,31</text:p>
          </table:table-cell>
          <table:table-cell office:value-type="float" office:value="0.008" calcext:value-type="float">
            <text:p>0,008</text:p>
          </table:table-cell>
          <table:table-cell office:value-type="float" office:value="0.542" calcext:value-type="float">
            <text:p>0,542</text:p>
          </table:table-cell>
          <table:table-cell table:style-name="ce22" table:formula="of:=13073/[.A1]" office:value-type="float" office:value="13.073" calcext:value-type="float">
            <text:p>13,0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8: </text:p>
          </table:table-cell>
          <table:table-cell table:style-name="ce19" table:formula="of:=1319.57/[.A1]" office:value-type="float" office:value="1.31957" calcext:value-type="float">
            <text:p>1,32</text:p>
          </table:table-cell>
          <table:table-cell office:value-type="float" office:value="0.008" calcext:value-type="float">
            <text:p>0,008</text:p>
          </table:table-cell>
          <table:table-cell office:value-type="float" office:value="0.603" calcext:value-type="float">
            <text:p>0,603</text:p>
          </table:table-cell>
          <table:table-cell table:formula="of:=13197/[.A1]" office:value-type="float" office:value="13.197" calcext:value-type="float">
            <text:p>13,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9: </text:p>
          </table:table-cell>
          <table:table-cell table:style-name="ce19" table:formula="of:=1401.46/[.A1]" office:value-type="float" office:value="1.40146" calcext:value-type="float">
            <text:p>1,40</text:p>
          </table:table-cell>
          <table:table-cell office:value-type="float" office:value="0.007" calcext:value-type="float">
            <text:p>0,007</text:p>
          </table:table-cell>
          <table:table-cell office:value-type="float" office:value="0.549" calcext:value-type="float">
            <text:p>0,549</text:p>
          </table:table-cell>
          <table:table-cell table:style-name="ce22" table:formula="of:=14016/[.A1]" office:value-type="float" office:value="14.016" calcext:value-type="float">
            <text:p>14,0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10: </text:p>
          </table:table-cell>
          <table:table-cell table:formula="of:=1401.26/[.A1]" office:value-type="float" office:value="1.40126" calcext:value-type="float">
            <text:p>1,40</text:p>
          </table:table-cell>
          <table:table-cell office:value-type="float" office:value="0.007" calcext:value-type="float">
            <text:p>0,007</text:p>
          </table:table-cell>
          <table:table-cell office:value-type="float" office:value="0.812" calcext:value-type="float">
            <text:p>0,812</text:p>
          </table:table-cell>
          <table:table-cell table:style-name="ce22" table:formula="of:=14014/[.A1]" office:value-type="float" office:value="14.014" calcext:value-type="float">
            <text:p>14,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: </text:p>
          </table:table-cell>
          <table:table-cell table:formula="of:=AVERAGE([.B4:.B13])" office:value-type="float" office:value="1.341226" calcext:value-type="float">
            <text:p>1,34</text:p>
          </table:table-cell>
          <table:table-cell table:formula="of:=AVERAGE([.C4:.C13])" office:value-type="float" office:value="0.0076" calcext:value-type="float">
            <text:p>0,008</text:p>
          </table:table-cell>
          <table:table-cell table:formula="of:=AVERAGE([.D4:.D13])" office:value-type="float" office:value="0.5932" calcext:value-type="float">
            <text:p>0,593</text:p>
          </table:table-cell>
          <table:table-cell table:style-name="ce23" table:formula="of:=AVERAGE([.E4:.E13])" office:value-type="float" office:value="13.4137" calcext:value-type="float">
            <text:p>13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Desviación: </text:p>
          </table:table-cell>
          <table:table-cell table:style-name="ce9" table:formula="of:=STDEV([.B4:.B13])" office:value-type="float" office:value="0.0593815132474372" calcext:value-type="float">
            <text:p>0,06</text:p>
          </table:table-cell>
          <table:table-cell table:style-name="ce9" table:formula="of:=STDEV([.C4:.C13])" office:value-type="float" office:value="0.000516397779494322" calcext:value-type="float">
            <text:p>0,00</text:p>
          </table:table-cell>
          <table:table-cell table:style-name="ce9" table:formula="of:=STDEV([.D4:.D13])" office:value-type="float" office:value="0.08609529603875" calcext:value-type="float">
            <text:p>0,09</text:p>
          </table:table-cell>
          <table:table-cell table:style-name="ce24" table:formula="of:=STDEV([.E4:.E13])" office:value-type="float" office:value="0.593801697164597" calcext:value-type="float">
            <text:p>0,59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5" table:number-rows-spanned="1">
            <text:p>BALANCEADOR DE CARGA – OPENWEBLOAD – NGINX - APACHE</text:p>
          </table:table-cell>
          <table:covered-table-cell table:number-columns-repeated="2" table:style-name="ce18"/>
          <table:covered-table-cell table:style-name="ce20"/>
          <table:covered-table-cell table:style-name="ce21"/>
          <table:table-cell table:number-columns-repeated="2"/>
        </table:table-row>
        <table:table-row table:style-name="ro2">
          <table:table-cell table:style-name="ce14"/>
          <table:table-cell table:style-name="ce5" office:value-type="string" calcext:value-type="string">
            <text:p>Total TPS (x1000)</text:p>
          </table:table-cell>
          <table:table-cell table:style-name="ce5" office:value-type="string" calcext:value-type="string">
            <text:p>Avg. Response time</text:p>
          </table:table-cell>
          <table:table-cell table:style-name="ce5" office:value-type="string" calcext:value-type="string">
            <text:p>Max Response time</text:p>
          </table:table-cell>
          <table:table-cell table:style-name="ce10" office:value-type="string" calcext:value-type="string">
            <text:p>Total Requests (x100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1: </text:p>
          </table:table-cell>
          <table:table-cell table:formula="of:=968.5/[.A1]" office:value-type="float" office:value="0.9685" calcext:value-type="float">
            <text:p>0,9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52" calcext:value-type="float">
            <text:p>0,052</text:p>
          </table:table-cell>
          <table:table-cell table:formula="of:=9686/[.A1]" office:value-type="float" office:value="9.686" calcext:value-type="float">
            <text:p>9,6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2: </text:p>
          </table:table-cell>
          <table:table-cell table:formula="of:=1158.48/[.A1]" office:value-type="float" office:value="1.15848" calcext:value-type="float">
            <text:p>1,1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8" calcext:value-type="float">
            <text:p>0,038</text:p>
          </table:table-cell>
          <table:table-cell table:style-name="ce6" table:formula="of:=11586/[.A1]" office:value-type="float" office:value="11.586" calcext:value-type="float">
            <text:p>11,5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3: </text:p>
          </table:table-cell>
          <table:table-cell table:formula="of:=839.82/[.A1]" office:value-type="float" office:value="0.83982" calcext:value-type="float">
            <text:p>0,84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7" calcext:value-type="float">
            <text:p>0,037</text:p>
          </table:table-cell>
          <table:table-cell table:formula="of:=8399/[.A1]" office:value-type="float" office:value="8.399" calcext:value-type="float">
            <text:p>8,3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4: </text:p>
          </table:table-cell>
          <table:table-cell table:formula="of:=1085.99/[.A1]" office:value-type="float" office:value="1.08599" calcext:value-type="float">
            <text:p>1,09</text:p>
          </table:table-cell>
          <table:table-cell office:value-type="float" office:value="0.009" calcext:value-type="float">
            <text:p>0,009</text:p>
          </table:table-cell>
          <table:table-cell office:value-type="float" office:value="0.045" calcext:value-type="float">
            <text:p>0,045</text:p>
          </table:table-cell>
          <table:table-cell table:style-name="ce6" table:formula="of:=10861/[.A1]" office:value-type="float" office:value="10.861" calcext:value-type="float">
            <text:p>10,8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5: </text:p>
          </table:table-cell>
          <table:table-cell table:formula="of:=1165.78/[.A1]" office:value-type="float" office:value="1.16578" calcext:value-type="float">
            <text:p>1,1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1" calcext:value-type="float">
            <text:p>0,031</text:p>
          </table:table-cell>
          <table:table-cell table:formula="of:=11659/[.A1]" office:value-type="float" office:value="11.659" calcext:value-type="float">
            <text:p>11,6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6: </text:p>
          </table:table-cell>
          <table:table-cell table:formula="of:=897.11/[.A1]" office:value-type="float" office:value="0.89711" calcext:value-type="float">
            <text:p>0,90</text:p>
          </table:table-cell>
          <table:table-cell office:value-type="float" office:value="0.01" calcext:value-type="float">
            <text:p>0,010</text:p>
          </table:table-cell>
          <table:table-cell office:value-type="float" office:value="0.048" calcext:value-type="float">
            <text:p>0,048</text:p>
          </table:table-cell>
          <table:table-cell table:style-name="ce6" table:formula="of:=8972/[.A1]" office:value-type="float" office:value="8.972" calcext:value-type="float">
            <text:p>8,9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7: </text:p>
          </table:table-cell>
          <table:table-cell table:formula="of:=1176.46/[.A1]" office:value-type="float" office:value="1.17646" calcext:value-type="float">
            <text:p>1,1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5" calcext:value-type="float">
            <text:p>0,035</text:p>
          </table:table-cell>
          <table:table-cell table:formula="of:=11766/[.A1]" office:value-type="float" office:value="11.766" calcext:value-type="float">
            <text:p>11,7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8: </text:p>
          </table:table-cell>
          <table:table-cell table:formula="of:=1079.09/[.A1]" office:value-type="float" office:value="1.07909" calcext:value-type="float">
            <text:p>1,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49" calcext:value-type="float">
            <text:p>0,049</text:p>
          </table:table-cell>
          <table:table-cell table:style-name="ce6" table:formula="of:=10792/[.A1]" office:value-type="float" office:value="10.792" calcext:value-type="float">
            <text:p>10,7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9: </text:p>
          </table:table-cell>
          <table:table-cell table:formula="of:=1093.89/[.A1]" office:value-type="float" office:value="1.09389" calcext:value-type="float">
            <text:p>1,09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3" calcext:value-type="float">
            <text:p>0,033</text:p>
          </table:table-cell>
          <table:table-cell table:formula="of:=10940/[.A1]" office:value-type="float" office:value="10.94" calcext:value-type="float">
            <text:p>10,9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10: </text:p>
          </table:table-cell>
          <table:table-cell table:formula="of:=1015.6/[.A1]" office:value-type="float" office:value="1.0156" calcext:value-type="float">
            <text:p>1,02</text:p>
          </table:table-cell>
          <table:table-cell office:value-type="float" office:value="0.01" calcext:value-type="float">
            <text:p>0,010</text:p>
          </table:table-cell>
          <table:table-cell office:value-type="float" office:value="0.051" calcext:value-type="float">
            <text:p>0,051</text:p>
          </table:table-cell>
          <table:table-cell table:style-name="ce6" table:formula="of:=10157/[.A1]" office:value-type="float" office:value="10.157" calcext:value-type="float">
            <text:p>10,1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: </text:p>
          </table:table-cell>
          <table:table-cell table:formula="of:=AVERAGE([.B20:.B29])" office:value-type="float" office:value="1.048072" calcext:value-type="float">
            <text:p>1,05</text:p>
          </table:table-cell>
          <table:table-cell table:formula="of:=AVERAGE([.C20:.C29])" office:value-type="float" office:value="0.0093" calcext:value-type="float">
            <text:p>0,009</text:p>
          </table:table-cell>
          <table:table-cell table:formula="of:=AVERAGE([.D20:.D29])" office:value-type="float" office:value="0.0419" calcext:value-type="float">
            <text:p>0,042</text:p>
          </table:table-cell>
          <table:table-cell table:style-name="ce23" table:formula="of:=AVERAGE([.E20:.E29])" office:value-type="float" office:value="10.4818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Desviación: </text:p>
          </table:table-cell>
          <table:table-cell table:style-name="ce9" table:formula="of:=STDEV([.B20:.B29])" office:value-type="float" office:value="0.115745080701802" calcext:value-type="float">
            <text:p>0,12</text:p>
          </table:table-cell>
          <table:table-cell table:style-name="ce9" table:formula="of:=STDEV([.C20:.C29])" office:value-type="float" office:value="0.000823272602348564" calcext:value-type="float">
            <text:p>0,00</text:p>
          </table:table-cell>
          <table:table-cell table:style-name="ce9" table:formula="of:=STDEV([.D20:.D29])" office:value-type="float" office:value="0.00793655396812048" calcext:value-type="float">
            <text:p>0,01</text:p>
          </table:table-cell>
          <table:table-cell table:style-name="ce24" table:formula="of:=STDEV([.E20:.E29])" office:value-type="float" office:value="1.15760939487856" calcext:value-type="float">
            <text:p>1,16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5" table:number-rows-spanned="1">
            <text:p>BALANCEADOR DE CARGA – OPENWEBLOAD – HAPROXY - APACHE</text:p>
          </table:table-cell>
          <table:covered-table-cell table:number-columns-repeated="2" table:style-name="ce18"/>
          <table:covered-table-cell table:style-name="ce20"/>
          <table:covered-table-cell table:style-name="ce21"/>
          <table:table-cell table:number-columns-repeated="2"/>
        </table:table-row>
        <table:table-row table:style-name="ro2">
          <table:table-cell table:style-name="ce14"/>
          <table:table-cell table:style-name="ce5" office:value-type="string" calcext:value-type="string">
            <text:p>Total TPS (x1000)</text:p>
          </table:table-cell>
          <table:table-cell table:style-name="ce5" office:value-type="string" calcext:value-type="string">
            <text:p>Avg. Response time</text:p>
          </table:table-cell>
          <table:table-cell table:style-name="ce5" office:value-type="string" calcext:value-type="string">
            <text:p>Max Response time</text:p>
          </table:table-cell>
          <table:table-cell table:style-name="ce10" office:value-type="string" calcext:value-type="string">
            <text:p>total requests (X100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1: </text:p>
          </table:table-cell>
          <table:table-cell table:formula="of:=760.82/[.A1]" office:value-type="float" office:value="0.76082" calcext:value-type="float">
            <text:p>0,76</text:p>
          </table:table-cell>
          <table:table-cell office:value-type="float" office:value="0.012" calcext:value-type="float">
            <text:p>0,012</text:p>
          </table:table-cell>
          <table:table-cell office:value-type="float" office:value="0.073" calcext:value-type="float">
            <text:p>0,073</text:p>
          </table:table-cell>
          <table:table-cell table:formula="of:=7609/[.A1]" office:value-type="float" office:value="7.609" calcext:value-type="float">
            <text:p>7,6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2: </text:p>
          </table:table-cell>
          <table:table-cell table:formula="of:=909.01/[.A1]" office:value-type="float" office:value="0.90901" calcext:value-type="float">
            <text:p>0,91</text:p>
          </table:table-cell>
          <table:table-cell office:value-type="float" office:value="0.01" calcext:value-type="float">
            <text:p>0,010</text:p>
          </table:table-cell>
          <table:table-cell office:value-type="float" office:value="0.023" calcext:value-type="float">
            <text:p>0,023</text:p>
          </table:table-cell>
          <table:table-cell table:style-name="ce6" table:formula="of:=9091/[.A1]" office:value-type="float" office:value="9.091" calcext:value-type="float">
            <text:p>9,0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3: </text:p>
          </table:table-cell>
          <table:table-cell table:formula="of:=869.63/[.A1]" office:value-type="float" office:value="0.86963" calcext:value-type="float">
            <text:p>0,8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5" calcext:value-type="float">
            <text:p>0,035</text:p>
          </table:table-cell>
          <table:table-cell table:formula="of:=8698/[.A1]" office:value-type="float" office:value="8.698" calcext:value-type="float">
            <text:p>8,6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4: </text:p>
          </table:table-cell>
          <table:table-cell table:formula="of:=854.01/[.A1]" office:value-type="float" office:value="0.85401" calcext:value-type="float">
            <text:p>0,8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26" calcext:value-type="float">
            <text:p>0,026</text:p>
          </table:table-cell>
          <table:table-cell table:style-name="ce6" table:formula="of:=8541/[.A1]" office:value-type="float" office:value="8.541" calcext:value-type="float">
            <text:p>8,5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5: </text:p>
          </table:table-cell>
          <table:table-cell table:formula="of:=887.51/[.A1]" office:value-type="float" office:value="0.88751" calcext:value-type="float">
            <text:p>0,89</text:p>
          </table:table-cell>
          <table:table-cell office:value-type="float" office:value="0.01" calcext:value-type="float">
            <text:p>0,010</text:p>
          </table:table-cell>
          <table:table-cell office:value-type="float" office:value="0.035" calcext:value-type="float">
            <text:p>0,035</text:p>
          </table:table-cell>
          <table:table-cell table:formula="of:=8876/[.A1]" office:value-type="float" office:value="8.876" calcext:value-type="float">
            <text:p>8,8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6: </text:p>
          </table:table-cell>
          <table:table-cell table:formula="of:=897.11/[.A1]" office:value-type="float" office:value="0.89711" calcext:value-type="float">
            <text:p>0,90</text:p>
          </table:table-cell>
          <table:table-cell office:value-type="float" office:value="0.01" calcext:value-type="float">
            <text:p>0,010</text:p>
          </table:table-cell>
          <table:table-cell office:value-type="float" office:value="0.048" calcext:value-type="float">
            <text:p>0,048</text:p>
          </table:table-cell>
          <table:table-cell table:style-name="ce6" table:formula="of:=8972/[.A1]" office:value-type="float" office:value="8.972" calcext:value-type="float">
            <text:p>8,9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7: </text:p>
          </table:table-cell>
          <table:table-cell table:formula="of:=767.19/[.A1]" office:value-type="float" office:value="0.76719" calcext:value-type="float">
            <text:p>0,77</text:p>
          </table:table-cell>
          <table:table-cell office:value-type="float" office:value="0.012" calcext:value-type="float">
            <text:p>0,012</text:p>
          </table:table-cell>
          <table:table-cell office:value-type="float" office:value="0.049" calcext:value-type="float">
            <text:p>0,049</text:p>
          </table:table-cell>
          <table:table-cell table:formula="of:=7675/[.A1]" office:value-type="float" office:value="7.675" calcext:value-type="float">
            <text:p>7,6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8: </text:p>
          </table:table-cell>
          <table:table-cell table:formula="of:=919.41/[.A1]" office:value-type="float" office:value="0.91941" calcext:value-type="float">
            <text:p>0,92</text:p>
          </table:table-cell>
          <table:table-cell office:value-type="float" office:value="0.01" calcext:value-type="float">
            <text:p>0,010</text:p>
          </table:table-cell>
          <table:table-cell office:value-type="float" office:value="0.021" calcext:value-type="float">
            <text:p>0,021</text:p>
          </table:table-cell>
          <table:table-cell table:style-name="ce6" table:formula="of:=9195/[.A1]" office:value-type="float" office:value="9.195" calcext:value-type="float">
            <text:p>9,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9: </text:p>
          </table:table-cell>
          <table:table-cell table:formula="of:=781.22/[.A1]" office:value-type="float" office:value="0.78122" calcext:value-type="float">
            <text:p>0,7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51" calcext:value-type="float">
            <text:p>0,051</text:p>
          </table:table-cell>
          <table:table-cell table:formula="of:=7813/[.A1]" office:value-type="float" office:value="7.813" calcext:value-type="float">
            <text:p>7,8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ón 10: </text:p>
          </table:table-cell>
          <table:table-cell table:formula="of:=896.62/[.A1]" office:value-type="float" office:value="0.89662" calcext:value-type="float">
            <text:p>0,90</text:p>
          </table:table-cell>
          <table:table-cell office:value-type="float" office:value="0.01" calcext:value-type="float">
            <text:p>0,010</text:p>
          </table:table-cell>
          <table:table-cell office:value-type="float" office:value="0.023" calcext:value-type="float">
            <text:p>0,023</text:p>
          </table:table-cell>
          <table:table-cell table:style-name="ce6" table:formula="of:=8968/[.A1]" office:value-type="float" office:value="8.968" calcext:value-type="float">
            <text:p>8,9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: </text:p>
          </table:table-cell>
          <table:table-cell table:formula="of:=AVERAGE([.B36:.B45])" office:value-type="float" office:value="0.854253" calcext:value-type="float">
            <text:p>0,85</text:p>
          </table:table-cell>
          <table:table-cell table:formula="of:=AVERAGE([.C36:.C45])" office:value-type="float" office:value="0.0108" calcext:value-type="float">
            <text:p>0,011</text:p>
          </table:table-cell>
          <table:table-cell table:formula="of:=AVERAGE([.D36:.D45])" office:value-type="float" office:value="0.0384" calcext:value-type="float">
            <text:p>0,038</text:p>
          </table:table-cell>
          <table:table-cell table:style-name="ce23" table:formula="of:=AVERAGE([.E36:.E45])" office:value-type="float" office:value="8.5438" calcext:value-type="float">
            <text:p>9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Desviación: </text:p>
          </table:table-cell>
          <table:table-cell table:style-name="ce9" table:formula="of:=STDEV([.B36:.B45])" office:value-type="float" office:value="0.0613383137561218" calcext:value-type="float">
            <text:p>0,06</text:p>
          </table:table-cell>
          <table:table-cell table:style-name="ce9" table:formula="of:=STDEV([.C36:.C45])" office:value-type="float" office:value="0.000918936583472681" calcext:value-type="float">
            <text:p>0,00</text:p>
          </table:table-cell>
          <table:table-cell table:style-name="ce9" table:formula="of:=STDEV([.D36:.D45])" office:value-type="float" office:value="0.0167145977450185" calcext:value-type="float">
            <text:p>0,02</text:p>
          </table:table-cell>
          <table:table-cell table:style-name="ce24" table:formula="of:=STDEV([.E36:.E45])" office:value-type="float" office:value="0.613158090906778" calcext:value-type="float">
            <text:p>0,61</text:p>
          </table:table-cell>
          <table:table-cell table:number-columns-repeated="2"/>
        </table:table-row>
      </table:table>
      <table:table table:name="Httperf" table:style-name="ta1">
        <table:shapes>
          <draw:frame draw:z-index="0" draw:style-name="gr1" draw:text-style-name="P1" svg:width="24.014cm" svg:height="13.21cm" svg:x="18.793cm" svg:y="0.483cm">
            <draw:object draw:notify-on-update-of-ranges="Httperf.B5:Httperf.B14 Httperf.C4:Httperf.C4 Httperf.C5:Httperf.C14 Httperf.D4:Httperf.D4 Httperf.D5:Httperf.D14 Httperf.E4:Httperf.E4 Httperf.E5:Httperf.E14 Httperf.F4:Httperf.F4 Httperf.F5:Httperf.F14 Httperf.G4:Httperf.G4 Httperf.G5:Httperf.G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4.014cm" svg:height="13.21cm" svg:x="18.711cm" svg:y="14.535cm">
            <draw:object draw:notify-on-update-of-ranges="Httperf.B21:Httperf.B30 Httperf.C20:Httperf.C20 Httperf.C21:Httperf.C30 Httperf.D20:Httperf.D20 Httperf.D21:Httperf.D30 Httperf.E20:Httperf.E20 Httperf.E21:Httperf.E30 Httperf.F20:Httperf.F20 Httperf.F21:Httperf.F30 Httperf.G20:Httperf.G20 Httperf.G21:Httperf.G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4.014cm" svg:height="13.21cm" svg:x="0.556cm" svg:y="27.99cm">
            <draw:object draw:notify-on-update-of-ranges="Httperf.B38:Httperf.B47 Httperf.C37:Httperf.C37 Httperf.C38:Httperf.C47 Httperf.D37:Httperf.D37 Httperf.D38:Httperf.D47 Httperf.E37:Httperf.E37 Httperf.E38:Httperf.E47 Httperf.F37:Httperf.F37 Httperf.F38:Httperf.F47 Httperf.G37:Httperf.G37 Httperf.G38:Httperf.G4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Default"/>
        <table:table-column table:style-name="co1" table:default-cell-style-name="ce3"/>
        <table:table-column table:style-name="co15" table:number-columns-repeated="2" table:default-cell-style-name="ce8"/>
        <table:table-column table:style-name="co16" table:default-cell-style-name="ce8"/>
        <table:table-column table:style-name="co17" table:default-cell-style-name="ce35"/>
        <table:table-column table:style-name="co18" table:default-cell-style-name="ce38"/>
        <table:table-column table:style-name="co7" table:default-cell-style-name="Default"/>
        <table:table-column table:style-name="co19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25" office:value-type="string" calcext:value-type="string" table:number-columns-spanned="6" table:number-rows-spanned="1">
            <text:p>SERVIDOR WEB – HTTPERF</text:p>
          </table:table-cell>
          <table:covered-table-cell table:style-name="ce27"/>
          <table:covered-table-cell table:style-name="ce30"/>
          <table:covered-table-cell table:style-name="ce5"/>
          <table:covered-table-cell table:style-name="ce32"/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ce2"/>
          <table:table-cell table:style-name="ce27" office:value-type="string" calcext:value-type="string" table:number-columns-spanned="3" table:number-rows-spanned="1">
            <text:p>Tiempo de Conexión</text:p>
          </table:table-cell>
          <table:covered-table-cell table:style-name="ce30"/>
          <table:covered-table-cell table:style-name="ce5"/>
          <table:table-cell table:style-name="ce33" office:value-type="string" calcext:value-type="string" table:number-columns-spanned="2" table:number-rows-spanned="1">
            <text:p>Tiempo de Respuesta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ce26"/>
          <table:table-cell table:style-name="ce28" office:value-type="string" calcext:value-type="string">
            <text:p>Mínimo</text:p>
          </table:table-cell>
          <table:table-cell table:style-name="ce28" office:value-type="string" calcext:value-type="string">
            <text:p>Media</text:p>
          </table:table-cell>
          <table:table-cell table:style-name="ce31" office:value-type="string" calcext:value-type="string">
            <text:p>Máximo</text:p>
          </table:table-cell>
          <table:table-cell table:style-name="ce34" office:value-type="string" calcext:value-type="string">
            <text:p>Respuesta</text:p>
          </table:table-cell>
          <table:table-cell table:style-name="ce37" office:value-type="string" calcext:value-type="string">
            <text:p>Transferenci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1: 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13.1" calcext:value-type="float">
            <text:p>13,10</text:p>
          </table:table-cell>
          <table:table-cell office:value-type="float" office:value="0.6" calcext:value-type="float">
            <text:p>0,6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2: </text:p>
          </table:table-cell>
          <table:table-cell office:value-type="float" office:value="0.5" calcext:value-type="float">
            <text:p>0,50</text:p>
          </table:table-cell>
          <table:table-cell office:value-type="float" office:value="0.9" calcext:value-type="float">
            <text:p>0,90</text:p>
          </table:table-cell>
          <table:table-cell office:value-type="float" office:value="16" calcext:value-type="float">
            <text:p>16,00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3: </text:p>
          </table:table-cell>
          <table:table-cell office:value-type="float" office:value="0.5" calcext:value-type="float">
            <text:p>0,50</text:p>
          </table:table-cell>
          <table:table-cell office:value-type="float" office:value="0.9" calcext:value-type="float">
            <text:p>0,90</text:p>
          </table:table-cell>
          <table:table-cell office:value-type="float" office:value="15.9" calcext:value-type="float">
            <text:p>15,90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4: 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13.1" calcext:value-type="float">
            <text:p>13,10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5: </text:p>
          </table:table-cell>
          <table:table-cell office:value-type="float" office:value="0.6" calcext:value-type="float">
            <text:p>0,60</text:p>
          </table:table-cell>
          <table:table-cell office:value-type="float" office:value="0.8" calcext:value-type="float">
            <text:p>0,80</text:p>
          </table:table-cell>
          <table:table-cell office:value-type="float" office:value="15.4" calcext:value-type="float">
            <text:p>15,40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6: </text:p>
          </table:table-cell>
          <table:table-cell office:value-type="float" office:value="0.6" calcext:value-type="float">
            <text:p>0,60</text:p>
          </table:table-cell>
          <table:table-cell office:value-type="float" office:value="0.9" calcext:value-type="float">
            <text:p>0,90</text:p>
          </table:table-cell>
          <table:table-cell office:value-type="float" office:value="15" calcext:value-type="float">
            <text:p>15,00</text:p>
          </table:table-cell>
          <table:table-cell office:value-type="float" office:value="0.6" calcext:value-type="float">
            <text:p>0,6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7: </text:p>
          </table:table-cell>
          <table:table-cell office:value-type="float" office:value="0.5" calcext:value-type="float">
            <text:p>0,50</text:p>
          </table:table-cell>
          <table:table-cell office:value-type="float" office:value="70.3" calcext:value-type="float">
            <text:p>70,30</text:p>
          </table:table-cell>
          <table:table-cell office:value-type="float" office:value="100.5" calcext:value-type="float">
            <text:p>100,50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8: </text:p>
          </table:table-cell>
          <table:table-cell office:value-type="float" office:value="0.6" calcext:value-type="float">
            <text:p>0,60</text:p>
          </table:table-cell>
          <table:table-cell office:value-type="float" office:value="0.8" calcext:value-type="float">
            <text:p>0,80</text:p>
          </table:table-cell>
          <table:table-cell office:value-type="float" office:value="15.4" calcext:value-type="float">
            <text:p>15,40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9: </text:p>
          </table:table-cell>
          <table:table-cell office:value-type="float" office:value="0.6" calcext:value-type="float">
            <text:p>0,60</text:p>
          </table:table-cell>
          <table:table-cell office:value-type="float" office:value="0.9" calcext:value-type="float">
            <text:p>0,90</text:p>
          </table:table-cell>
          <table:table-cell office:value-type="float" office:value="18.3" calcext:value-type="float">
            <text:p>18,30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10: </text:p>
          </table:table-cell>
          <table:table-cell office:value-type="float" office:value="0.6" calcext:value-type="float">
            <text:p>0,60</text:p>
          </table:table-cell>
          <table:table-cell office:value-type="float" office:value="0.9" calcext:value-type="float">
            <text:p>0,90</text:p>
          </table:table-cell>
          <table:table-cell office:value-type="float" office:value="15" calcext:value-type="float">
            <text:p>15,00</text:p>
          </table:table-cell>
          <table:table-cell office:value-type="float" office:value="0.5" calcext:value-type="float">
            <text:p>0,50</text:p>
          </table:table-cell>
          <table:table-cell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a: </text:p>
          </table:table-cell>
          <table:table-cell table:style-name="ce29" table:formula="of:=AVERAGE([.C5:.C14])" office:value-type="float" office:value="0.55" calcext:value-type="float">
            <text:p>0,55</text:p>
          </table:table-cell>
          <table:table-cell table:style-name="ce29" table:formula="of:=AVERAGE([.D5:.D14])" office:value-type="float" office:value="7.84" calcext:value-type="float">
            <text:p>7,84</text:p>
          </table:table-cell>
          <table:table-cell table:style-name="ce29" table:formula="of:=AVERAGE([.E5:.E14])" office:value-type="float" office:value="23.77" calcext:value-type="float">
            <text:p>23,77</text:p>
          </table:table-cell>
          <table:table-cell table:formula="of:=AVERAGE([.F5:.F14])" office:value-type="float" office:value="0.52" calcext:value-type="float">
            <text:p>0,52</text:p>
          </table:table-cell>
          <table:table-cell table:formula="of:=AVERAGE([.G5:.G14])" office:value-type="float" office:value="0.2" calcext:value-type="float">
            <text:p>0,2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Desviación: </text:p>
          </table:table-cell>
          <table:table-cell table:style-name="ce9" table:formula="of:=STDEV([.C5:.C14])" office:value-type="float" office:value="0.052704627669473" calcext:value-type="float">
            <text:p>0,05</text:p>
          </table:table-cell>
          <table:table-cell table:style-name="ce9" table:formula="of:=STDEV([.D5:.D14])" office:value-type="float" office:value="21.946308219025" calcext:value-type="float">
            <text:p>21,95</text:p>
          </table:table-cell>
          <table:table-cell table:style-name="ce9" table:formula="of:=STDEV([.E5:.E14])" office:value-type="float" office:value="27.0007427881366" calcext:value-type="float">
            <text:p>27,00</text:p>
          </table:table-cell>
          <table:table-cell table:style-name="ce36" table:formula="of:=STDEV([.F5:.F14])" office:value-type="float" office:value="0.0421637021355784" calcext:value-type="float">
            <text:p>0,04</text:p>
          </table:table-cell>
          <table:table-cell table:style-name="ce24" table:formula="of:=STDEV([.G5:.G14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25" office:value-type="string" calcext:value-type="string" table:number-columns-spanned="6" table:number-rows-spanned="1">
            <text:p>BALANCEADOR DE CARGA – HTTPERF – NGINX – APACHE</text:p>
          </table:table-cell>
          <table:covered-table-cell table:style-name="ce27"/>
          <table:covered-table-cell table:style-name="ce30"/>
          <table:covered-table-cell table:style-name="ce5"/>
          <table:covered-table-cell table:style-name="ce32"/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ce2"/>
          <table:table-cell table:style-name="ce27" office:value-type="string" calcext:value-type="string" table:number-columns-spanned="3" table:number-rows-spanned="1">
            <text:p>Tiempo de Conexión</text:p>
          </table:table-cell>
          <table:covered-table-cell table:style-name="ce30"/>
          <table:covered-table-cell table:style-name="ce5"/>
          <table:table-cell table:style-name="ce33" office:value-type="string" calcext:value-type="string" table:number-columns-spanned="2" table:number-rows-spanned="1">
            <text:p>Tiempo de Respuesta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ce26"/>
          <table:table-cell table:style-name="ce28" office:value-type="string" calcext:value-type="string">
            <text:p>Mínimo</text:p>
          </table:table-cell>
          <table:table-cell table:style-name="ce28" office:value-type="string" calcext:value-type="string">
            <text:p>Media</text:p>
          </table:table-cell>
          <table:table-cell table:style-name="ce31" office:value-type="string" calcext:value-type="string">
            <text:p>Máximo</text:p>
          </table:table-cell>
          <table:table-cell table:style-name="ce34" office:value-type="string" calcext:value-type="string">
            <text:p>Respuesta</text:p>
          </table:table-cell>
          <table:table-cell table:style-name="ce37" office:value-type="string" calcext:value-type="string">
            <text:p>Transferenci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1: </text:p>
          </table:table-cell>
          <table:table-cell office:value-type="float" office:value="1.2" calcext:value-type="float">
            <text:p>1,20</text:p>
          </table:table-cell>
          <table:table-cell office:value-type="float" office:value="1.9" calcext:value-type="float">
            <text:p>1,90</text:p>
          </table:table-cell>
          <table:table-cell office:value-type="float" office:value="33.3" calcext:value-type="float">
            <text:p>33,30</text:p>
          </table:table-cell>
          <table:table-cell office:value-type="float" office:value="1.4" calcext:value-type="float">
            <text:p>1,4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2: </text:p>
          </table:table-cell>
          <table:table-cell office:value-type="float" office:value="1.2" calcext:value-type="float">
            <text:p>1,20</text:p>
          </table:table-cell>
          <table:table-cell office:value-type="float" office:value="2.4" calcext:value-type="float">
            <text:p>2,40</text:p>
          </table:table-cell>
          <table:table-cell office:value-type="float" office:value="37.1" calcext:value-type="float">
            <text:p>37,10</text:p>
          </table:table-cell>
          <table:table-cell office:value-type="float" office:value="1.9" calcext:value-type="float">
            <text:p>1,9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3: </text:p>
          </table:table-cell>
          <table:table-cell office:value-type="float" office:value="1.2" calcext:value-type="float">
            <text:p>1,20</text:p>
          </table:table-cell>
          <table:table-cell office:value-type="float" office:value="1.8" calcext:value-type="float">
            <text:p>1,80</text:p>
          </table:table-cell>
          <table:table-cell office:value-type="float" office:value="29" calcext:value-type="float">
            <text:p>29,00</text:p>
          </table:table-cell>
          <table:table-cell office:value-type="float" office:value="1.3" calcext:value-type="float">
            <text:p>1,3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4: </text:p>
          </table:table-cell>
          <table:table-cell office:value-type="float" office:value="1.2" calcext:value-type="float">
            <text:p>1,20</text:p>
          </table:table-cell>
          <table:table-cell office:value-type="float" office:value="1.7" calcext:value-type="float">
            <text:p>1,70</text:p>
          </table:table-cell>
          <table:table-cell office:value-type="float" office:value="23.5" calcext:value-type="float">
            <text:p>23,50</text:p>
          </table:table-cell>
          <table:table-cell office:value-type="float" office:value="1.2" calcext:value-type="float">
            <text:p>1,2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5: </text:p>
          </table:table-cell>
          <table:table-cell office:value-type="float" office:value="1.2" calcext:value-type="float">
            <text:p>1,20</text:p>
          </table:table-cell>
          <table:table-cell office:value-type="float" office:value="1.6" calcext:value-type="float">
            <text:p>1,60</text:p>
          </table:table-cell>
          <table:table-cell office:value-type="float" office:value="25.3" calcext:value-type="float">
            <text:p>25,30</text:p>
          </table:table-cell>
          <table:table-cell office:value-type="float" office:value="1.5" calcext:value-type="float">
            <text:p>1,5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6: </text:p>
          </table:table-cell>
          <table:table-cell office:value-type="float" office:value="1.3" calcext:value-type="float">
            <text:p>1,30</text:p>
          </table:table-cell>
          <table:table-cell office:value-type="float" office:value="1.8" calcext:value-type="float">
            <text:p>1,80</text:p>
          </table:table-cell>
          <table:table-cell office:value-type="float" office:value="30.1" calcext:value-type="float">
            <text:p>30,10</text:p>
          </table:table-cell>
          <table:table-cell office:value-type="float" office:value="1.3" calcext:value-type="float">
            <text:p>1,3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7: </text:p>
          </table:table-cell>
          <table:table-cell office:value-type="float" office:value="1.2" calcext:value-type="float">
            <text:p>1,20</text:p>
          </table:table-cell>
          <table:table-cell office:value-type="float" office:value="1.7" calcext:value-type="float">
            <text:p>1,70</text:p>
          </table:table-cell>
          <table:table-cell office:value-type="float" office:value="25.4" calcext:value-type="float">
            <text:p>25,40</text:p>
          </table:table-cell>
          <table:table-cell office:value-type="float" office:value="1.2" calcext:value-type="float">
            <text:p>1,2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8: </text:p>
          </table:table-cell>
          <table:table-cell office:value-type="float" office:value="1.2" calcext:value-type="float">
            <text:p>1,20</text:p>
          </table:table-cell>
          <table:table-cell office:value-type="float" office:value="1.7" calcext:value-type="float">
            <text:p>1,70</text:p>
          </table:table-cell>
          <table:table-cell office:value-type="float" office:value="24.6" calcext:value-type="float">
            <text:p>24,60</text:p>
          </table:table-cell>
          <table:table-cell office:value-type="float" office:value="1.2" calcext:value-type="float">
            <text:p>1,2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9: </text:p>
          </table:table-cell>
          <table:table-cell office:value-type="float" office:value="1.3" calcext:value-type="float">
            <text:p>1,30</text:p>
          </table:table-cell>
          <table:table-cell office:value-type="float" office:value="1.8" calcext:value-type="float">
            <text:p>1,80</text:p>
          </table:table-cell>
          <table:table-cell office:value-type="float" office:value="29.8" calcext:value-type="float">
            <text:p>29,80</text:p>
          </table:table-cell>
          <table:table-cell office:value-type="float" office:value="1.3" calcext:value-type="float">
            <text:p>1,3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10: </text:p>
          </table:table-cell>
          <table:table-cell office:value-type="float" office:value="1.2" calcext:value-type="float">
            <text:p>1,20</text:p>
          </table:table-cell>
          <table:table-cell office:value-type="float" office:value="2" calcext:value-type="float">
            <text:p>2,00</text:p>
          </table:table-cell>
          <table:table-cell office:value-type="float" office:value="31" calcext:value-type="float">
            <text:p>31,00</text:p>
          </table:table-cell>
          <table:table-cell office:value-type="float" office:value="1.5" calcext:value-type="float">
            <text:p>1,50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a: </text:p>
          </table:table-cell>
          <table:table-cell table:style-name="ce29" table:formula="of:=AVERAGE([.C21:.C30])" office:value-type="float" office:value="1.22" calcext:value-type="float">
            <text:p>1,22</text:p>
          </table:table-cell>
          <table:table-cell table:style-name="ce29" table:formula="of:=AVERAGE([.D21:.D30])" office:value-type="float" office:value="1.84" calcext:value-type="float">
            <text:p>1,84</text:p>
          </table:table-cell>
          <table:table-cell table:style-name="ce29" table:formula="of:=AVERAGE([.E21:.E30])" office:value-type="float" office:value="28.91" calcext:value-type="float">
            <text:p>28,91</text:p>
          </table:table-cell>
          <table:table-cell table:formula="of:=AVERAGE([.F21:.F30])" office:value-type="float" office:value="1.38" calcext:value-type="float">
            <text:p>1,38</text:p>
          </table:table-cell>
          <table:table-cell table:formula="of:=AVERAGE([.G21:.G30])"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Desviación: </text:p>
          </table:table-cell>
          <table:table-cell table:style-name="ce9" table:formula="of:=STDEV([.C21:.C30])" office:value-type="float" office:value="0.0421637021355784" calcext:value-type="float">
            <text:p>0,04</text:p>
          </table:table-cell>
          <table:table-cell table:style-name="ce9" table:formula="of:=STDEV([.D21:.D30])" office:value-type="float" office:value="0.227058484879019" calcext:value-type="float">
            <text:p>0,23</text:p>
          </table:table-cell>
          <table:table-cell table:style-name="ce9" table:formula="of:=STDEV([.E21:.E30])" office:value-type="float" office:value="4.29636797513642" calcext:value-type="float">
            <text:p>4,30</text:p>
          </table:table-cell>
          <table:table-cell table:style-name="ce36" table:formula="of:=STDEV([.F21:.F30])" office:value-type="float" office:value="0.214993539954628" calcext:value-type="float">
            <text:p>0,21</text:p>
          </table:table-cell>
          <table:table-cell table:style-name="ce24" table:formula="of:=STDEV([.G21:.G30])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25" office:value-type="string" calcext:value-type="string" table:number-columns-spanned="6" table:number-rows-spanned="1">
            <text:p>BALANCEADOR DE CARGA – HTTPERF – HAPROXY – APACHE</text:p>
          </table:table-cell>
          <table:covered-table-cell table:style-name="ce27"/>
          <table:covered-table-cell table:style-name="ce30"/>
          <table:covered-table-cell table:style-name="ce5"/>
          <table:covered-table-cell table:style-name="ce32"/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ce2"/>
          <table:table-cell table:style-name="ce27" office:value-type="string" calcext:value-type="string" table:number-columns-spanned="3" table:number-rows-spanned="1">
            <text:p>Tiempo de Conexión</text:p>
          </table:table-cell>
          <table:covered-table-cell table:style-name="ce30"/>
          <table:covered-table-cell table:style-name="ce5"/>
          <table:table-cell table:style-name="ce33" office:value-type="string" calcext:value-type="string" table:number-columns-spanned="2" table:number-rows-spanned="1">
            <text:p>Tiempo de Respuesta</text:p>
          </table:table-cell>
          <table:covered-table-cell table:style-name="ce10"/>
          <table:table-cell table:number-columns-repeated="2"/>
        </table:table-row>
        <table:table-row table:style-name="ro2">
          <table:table-cell/>
          <table:table-cell table:style-name="ce26"/>
          <table:table-cell table:style-name="ce28" office:value-type="string" calcext:value-type="string">
            <text:p>Mínimo</text:p>
          </table:table-cell>
          <table:table-cell table:style-name="ce28" office:value-type="string" calcext:value-type="string">
            <text:p>Media</text:p>
          </table:table-cell>
          <table:table-cell table:style-name="ce31" office:value-type="string" calcext:value-type="string">
            <text:p>Máximo</text:p>
          </table:table-cell>
          <table:table-cell table:style-name="ce34" office:value-type="string" calcext:value-type="string">
            <text:p>Respuesta</text:p>
          </table:table-cell>
          <table:table-cell table:style-name="ce37" office:value-type="string" calcext:value-type="string">
            <text:p>Transferenci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1: </text:p>
          </table:table-cell>
          <table:table-cell office:value-type="float" office:value="1.5" calcext:value-type="float">
            <text:p>1,50</text:p>
          </table:table-cell>
          <table:table-cell office:value-type="float" office:value="3" calcext:value-type="float">
            <text:p>3,00</text:p>
          </table:table-cell>
          <table:table-cell office:value-type="float" office:value="37.5" calcext:value-type="float">
            <text:p>37,50</text:p>
          </table:table-cell>
          <table:table-cell office:value-type="float" office:value="2.3" calcext:value-type="float">
            <text:p>2,30</text:p>
          </table:table-cell>
          <table:table-cell office:value-type="float" office:value="0.4" calcext:value-type="float">
            <text:p>0,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2: </text:p>
          </table:table-cell>
          <table:table-cell office:value-type="float" office:value="1.6" calcext:value-type="float">
            <text:p>1,60</text:p>
          </table:table-cell>
          <table:table-cell office:value-type="float" office:value="3.4" calcext:value-type="float">
            <text:p>3,40</text:p>
          </table:table-cell>
          <table:table-cell office:value-type="float" office:value="183" calcext:value-type="float">
            <text:p>183,00</text:p>
          </table:table-cell>
          <table:table-cell office:value-type="float" office:value="2.7" calcext:value-type="float">
            <text:p>2,70</text:p>
          </table:table-cell>
          <table:table-cell office:value-type="float" office:value="0.4" calcext:value-type="float">
            <text:p>0,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3: </text:p>
          </table:table-cell>
          <table:table-cell office:value-type="float" office:value="1.5" calcext:value-type="float">
            <text:p>1,50</text:p>
          </table:table-cell>
          <table:table-cell office:value-type="float" office:value="2.6" calcext:value-type="float">
            <text:p>2,60</text:p>
          </table:table-cell>
          <table:table-cell office:value-type="float" office:value="51.4" calcext:value-type="float">
            <text:p>51,40</text:p>
          </table:table-cell>
          <table:table-cell office:value-type="float" office:value="2" calcext:value-type="float">
            <text:p>2,00</text:p>
          </table:table-cell>
          <table:table-cell office:value-type="float" office:value="0.4" calcext:value-type="float">
            <text:p>0,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4: </text:p>
          </table:table-cell>
          <table:table-cell office:value-type="float" office:value="1.5" calcext:value-type="float">
            <text:p>1,50</text:p>
          </table:table-cell>
          <table:table-cell office:value-type="float" office:value="2.6" calcext:value-type="float">
            <text:p>2,60</text:p>
          </table:table-cell>
          <table:table-cell office:value-type="float" office:value="58.7" calcext:value-type="float">
            <text:p>58,70</text:p>
          </table:table-cell>
          <table:table-cell office:value-type="float" office:value="1.9" calcext:value-type="float">
            <text:p>1,90</text:p>
          </table:table-cell>
          <table:table-cell office:value-type="float" office:value="0.4" calcext:value-type="float">
            <text:p>0,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5: </text:p>
          </table:table-cell>
          <table:table-cell office:value-type="float" office:value="1.6" calcext:value-type="float">
            <text:p>1,60</text:p>
          </table:table-cell>
          <table:table-cell office:value-type="float" office:value="2.5" calcext:value-type="float">
            <text:p>2,50</text:p>
          </table:table-cell>
          <table:table-cell office:value-type="float" office:value="35.5" calcext:value-type="float">
            <text:p>35,50</text:p>
          </table:table-cell>
          <table:table-cell office:value-type="float" office:value="1.9" calcext:value-type="float">
            <text:p>1,90</text:p>
          </table:table-cell>
          <table:table-cell office:value-type="float" office:value="0.4" calcext:value-type="float">
            <text:p>0,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6: </text:p>
          </table:table-cell>
          <table:table-cell office:value-type="float" office:value="1.7" calcext:value-type="float">
            <text:p>1,70</text:p>
          </table:table-cell>
          <table:table-cell office:value-type="float" office:value="2.6" calcext:value-type="float">
            <text:p>2,60</text:p>
          </table:table-cell>
          <table:table-cell office:value-type="float" office:value="38.45" calcext:value-type="float">
            <text:p>38,45</text:p>
          </table:table-cell>
          <table:table-cell office:value-type="float" office:value="2" calcext:value-type="float">
            <text:p>2,00</text:p>
          </table:table-cell>
          <table:table-cell office:value-type="float" office:value="0.4" calcext:value-type="float">
            <text:p>0,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7: </text:p>
          </table:table-cell>
          <table:table-cell office:value-type="float" office:value="1.4" calcext:value-type="float">
            <text:p>1,40</text:p>
          </table:table-cell>
          <table:table-cell office:value-type="float" office:value="2" calcext:value-type="float">
            <text:p>2,00</text:p>
          </table:table-cell>
          <table:table-cell office:value-type="float" office:value="25.14" calcext:value-type="float">
            <text:p>25,14</text:p>
          </table:table-cell>
          <table:table-cell office:value-type="float" office:value="1.9" calcext:value-type="float">
            <text:p>1,90</text:p>
          </table:table-cell>
          <table:table-cell office:value-type="float" office:value="0.4" calcext:value-type="float">
            <text:p>0,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8: </text:p>
          </table:table-cell>
          <table:table-cell office:value-type="float" office:value="1.5" calcext:value-type="float">
            <text:p>1,50</text:p>
          </table:table-cell>
          <table:table-cell office:value-type="float" office:value="2.6" calcext:value-type="float">
            <text:p>2,60</text:p>
          </table:table-cell>
          <table:table-cell office:value-type="float" office:value="54.8" calcext:value-type="float">
            <text:p>54,80</text:p>
          </table:table-cell>
          <table:table-cell office:value-type="float" office:value="1.9" calcext:value-type="float">
            <text:p>1,90</text:p>
          </table:table-cell>
          <table:table-cell office:value-type="float" office:value="0.1" calcext:value-type="float">
            <text:p>0,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9: </text:p>
          </table:table-cell>
          <table:table-cell office:value-type="float" office:value="1.6" calcext:value-type="float">
            <text:p>1,60</text:p>
          </table:table-cell>
          <table:table-cell office:value-type="float" office:value="2.5" calcext:value-type="float">
            <text:p>2,50</text:p>
          </table:table-cell>
          <table:table-cell office:value-type="float" office:value="40.1" calcext:value-type="float">
            <text:p>40,10</text:p>
          </table:table-cell>
          <table:table-cell office:value-type="float" office:value="2.5" calcext:value-type="float">
            <text:p>2,50</text:p>
          </table:table-cell>
          <table:table-cell office:value-type="float" office:value="0.4" calcext:value-type="float">
            <text:p>0,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ción 10: </text:p>
          </table:table-cell>
          <table:table-cell office:value-type="float" office:value="1.5" calcext:value-type="float">
            <text:p>1,50</text:p>
          </table:table-cell>
          <table:table-cell office:value-type="float" office:value="3" calcext:value-type="float">
            <text:p>3,00</text:p>
          </table:table-cell>
          <table:table-cell office:value-type="float" office:value="65.1" calcext:value-type="float">
            <text:p>65,10</text:p>
          </table:table-cell>
          <table:table-cell office:value-type="float" office:value="1.9" calcext:value-type="float">
            <text:p>1,90</text:p>
          </table:table-cell>
          <table:table-cell office:value-type="float" office:value="0.4" calcext:value-type="float">
            <text:p>0,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dia: </text:p>
          </table:table-cell>
          <table:table-cell table:style-name="ce29" table:formula="of:=AVERAGE([.C38:.C47])" office:value-type="float" office:value="1.54" calcext:value-type="float">
            <text:p>1,54</text:p>
          </table:table-cell>
          <table:table-cell table:style-name="ce29" table:formula="of:=AVERAGE([.D38:.D47])" office:value-type="float" office:value="2.68" calcext:value-type="float">
            <text:p>2,68</text:p>
          </table:table-cell>
          <table:table-cell table:style-name="ce29" table:formula="of:=AVERAGE([.E38:.E47])" office:value-type="float" office:value="58.969" calcext:value-type="float">
            <text:p>58,97</text:p>
          </table:table-cell>
          <table:table-cell table:formula="of:=AVERAGE([.F38:.F47])" office:value-type="float" office:value="2.1" calcext:value-type="float">
            <text:p>2,10</text:p>
          </table:table-cell>
          <table:table-cell table:formula="of:=AVERAGE([.G38:.G47])" office:value-type="float" office:value="0.37" calcext:value-type="float">
            <text:p>0,3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Desviación: </text:p>
          </table:table-cell>
          <table:table-cell table:style-name="ce9" table:formula="of:=STDEV([.C38:.C47])" office:value-type="float" office:value="0.0843274042711569" calcext:value-type="float">
            <text:p>0,08</text:p>
          </table:table-cell>
          <table:table-cell table:style-name="ce9" table:formula="of:=STDEV([.D38:.D47])" office:value-type="float" office:value="0.376533899905145" calcext:value-type="float">
            <text:p>0,38</text:p>
          </table:table-cell>
          <table:table-cell table:style-name="ce9" table:formula="of:=STDEV([.E38:.E47])" office:value-type="float" office:value="45.2513995977534" calcext:value-type="float">
            <text:p>45,25</text:p>
          </table:table-cell>
          <table:table-cell table:style-name="ce36" table:formula="of:=STDEV([.F38:.F47])" office:value-type="float" office:value="0.294392028877595" calcext:value-type="float">
            <text:p>0,29</text:p>
          </table:table-cell>
          <table:table-cell table:style-name="ce24" table:formula="of:=STDEV([.G38:.G47])" office:value-type="float" office:value="0.0948683298050514" calcext:value-type="float">
            <text:p>0,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7:43:48.2489882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13:10.592582031</meta:creation-date>
    <meta:generator>LibreOffice/4.2.8.2$Linux_X86_64 LibreOffice_project/420$Build-2</meta:generator>
    <dc:date>2015-03-20T19:31:55.609977081</dc:date>
    <meta:editing-duration>P1DT4H48M38S</meta:editing-duration>
    <meta:editing-cycles>28</meta:editing-cycles>
    <meta:document-statistic meta:table-count="3" meta:cell-count="63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error-category="standard-deviation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 chart:error-category="standard-deviation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 chart:error-category="standard-deviation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15cm" svg:height="13.211cm" xlink:href=".." xlink:type="simple" chart:class="chart:line" chart:style-name="ch1">
        <chart:legend chart:legend-position="end" svg:x="18.067cm" svg:y="5.559cm" style:legend-expansion="high" chart:style-name="ch2"/>
        <chart:plot-area chart:style-name="ch3" table:cell-range-address="'Apache Bechmark'.A3:'Apache Bechmark'.E13" chart:data-source-has-labels="both" svg:x="1.491cm" svg:y="0.264cm" svg:width="16.096cm" svg:height="12.683cm">
          <chartooo:coordinate-region svg:x="2.431cm" svg:y="0.463cm" svg:width="14.122cm" svg:height="11.439cm"/>
          <chart:axis chart:dimension="x" chart:name="primary-x" chart:style-name="ch4" chartooo:axis-type="auto">
            <chartooo:date-scale/>
            <chart:categories table:cell-range-address="'Apache Bechmark'.A4:'Apache Bechmark'.A13"/>
          </chart:axis>
          <chart:axis chart:dimension="y" chart:name="primary-y" chart:style-name="ch5">
            <chart:title svg:x="0.451cm" svg:y="8.448cm" chart:style-name="ch6">
              <text:p>Milisegundos y Cantidad</text:p>
            </chart:title>
            <chart:grid chart:style-name="ch7" chart:class="major"/>
          </chart:axis>
          <chart:series chart:style-name="ch8" chart:values-cell-range-address="'Apache Bechmark'.B4:'Apache Bechmark'.B13" chart:label-cell-address="'Apache Bechmark'.B3:'Apache Bechmark'.B3" chart:class="chart:line">
            <chart:error-indicator chart:style-name="ch9" chart:dimension="x"/>
            <chart:error-indicator chart:style-name="ch9" chart:dimension="y"/>
            <chart:data-point chart:repeated="10"/>
          </chart:series>
          <chart:series chart:style-name="ch10" chart:values-cell-range-address="'Apache Bechmark'.C4:'Apache Bechmark'.C13" chart:label-cell-address="'Apache Bechmark'.C3:'Apache Bechmark'.C3" chart:class="chart:line">
            <chart:data-point chart:repeated="10"/>
          </chart:series>
          <chart:series chart:style-name="ch11" chart:values-cell-range-address="'Apache Bechmark'.D4:'Apache Bechmark'.D13" chart:label-cell-address="'Apache Bechmark'.D3:'Apache Bechmark'.D3" chart:class="chart:line">
            <chart:error-indicator chart:style-name="ch9" chart:dimension="y"/>
            <chart:data-point chart:repeated="10"/>
          </chart:series>
          <chart:series chart:style-name="ch12" chart:values-cell-range-address="'Apache Bechmark'.E4:'Apache Bechmark'.E13" chart:label-cell-address="'Apache Bechmark'.E3:'Apache Bechmark'.E3" chart:class="chart:line">
            <chart:error-indicator chart:style-name="ch9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:</text:p>
                <draw:g>
                  <svg:desc>'Apache Bechmark'.B3:'Apache Bechmark'.B3</svg:desc>
                </draw:g>
              </table:table-cell>
              <table:table-cell office:value-type="string">
                <text:p>Failed requests</text:p>
                <draw:g>
                  <svg:desc>'Apache Bechmark'.C3:'Apache Bechmark'.C3</svg:desc>
                </draw:g>
              </table:table-cell>
              <table:table-cell office:value-type="string">
                <text:p>Requests per second: (x1000)</text:p>
                <draw:g>
                  <svg:desc>'Apache Bechmark'.D3:'Apache Bechmark'.D3</svg:desc>
                </draw:g>
              </table:table-cell>
              <table:table-cell office:value-type="string">
                <text:p>Time per request:</text:p>
                <draw:g>
                  <svg:desc>'Apache Bechmark'.E3:'Apache Bechmark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: </text:p>
                <draw:g>
                  <svg:desc>'Apache Bechmark'.A4:'Apache Bechmark'.A13</svg:desc>
                </draw:g>
              </table:table-cell>
              <table:table-cell office:value-type="float" office:value="0.695">
                <text:p>0.695</text:p>
                <draw:g>
                  <svg:desc>'Apache Bechmark'.B4:'Apache Bechmark'.B13</svg:desc>
                </draw:g>
              </table:table-cell>
              <table:table-cell office:value-type="float" office:value="0">
                <text:p>0</text:p>
                <draw:g>
                  <svg:desc>'Apache Bechmark'.C4:'Apache Bechmark'.C13</svg:desc>
                </draw:g>
              </table:table-cell>
              <table:table-cell office:value-type="float" office:value="1.43794">
                <text:p>1.43794</text:p>
                <draw:g>
                  <svg:desc>'Apache Bechmark'.D4:'Apache Bechmark'.D13</svg:desc>
                </draw:g>
              </table:table-cell>
              <table:table-cell office:value-type="float" office:value="3.477">
                <text:p>3.477</text:p>
                <draw:g>
                  <svg:desc>'Apache Bechmark'.E4:'Apache Bechmark'.E13</svg:desc>
                </draw:g>
              </table:table-cell>
            </table:table-row>
            <table:table-row>
              <table:table-cell office:value-type="string">
                <text:p>Medición 2: 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1.45026">
                <text:p>1.45026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string">
                <text:p>Medición 3: 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1.48252">
                <text:p>1.48252</text:p>
              </table:table-cell>
              <table:table-cell office:value-type="float" office:value="3.373">
                <text:p>3.373</text:p>
              </table:table-cell>
            </table:table-row>
            <table:table-row>
              <table:table-cell office:value-type="string">
                <text:p>Medición 4: </text:p>
              </table:table-cell>
              <table:table-cell office:value-type="float" office:value="0.685">
                <text:p>0.685</text:p>
              </table:table-cell>
              <table:table-cell office:value-type="float" office:value="0">
                <text:p>0</text:p>
              </table:table-cell>
              <table:table-cell office:value-type="float" office:value="1.45934">
                <text:p>1.45934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Medición 5: </text:p>
              </table:table-cell>
              <table:table-cell office:value-type="float" office:value="0.696">
                <text:p>0.696</text:p>
              </table:table-cell>
              <table:table-cell office:value-type="float" office:value="0">
                <text:p>0</text:p>
              </table:table-cell>
              <table:table-cell office:value-type="float" office:value="1.4361">
                <text:p>1.4361</text:p>
              </table:table-cell>
              <table:table-cell office:value-type="float" office:value="3.482">
                <text:p>3.482</text:p>
              </table:table-cell>
            </table:table-row>
            <table:table-row>
              <table:table-cell office:value-type="string">
                <text:p>Medición 6: </text:p>
              </table:table-cell>
              <table:table-cell office:value-type="float" office:value="0.672">
                <text:p>0.672</text:p>
              </table:table-cell>
              <table:table-cell office:value-type="float" office:value="0">
                <text:p>0</text:p>
              </table:table-cell>
              <table:table-cell office:value-type="float" office:value="1.48836">
                <text:p>1.48836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Medición 7: </text:p>
              </table:table-cell>
              <table:table-cell office:value-type="float" office:value="0.694">
                <text:p>0.694</text:p>
              </table:table-cell>
              <table:table-cell office:value-type="float" office:value="0">
                <text:p>0</text:p>
              </table:table-cell>
              <table:table-cell office:value-type="float" office:value="1.43998">
                <text:p>1.43998</text:p>
              </table:table-cell>
              <table:table-cell office:value-type="float" office:value="3.472">
                <text:p>3.472</text:p>
              </table:table-cell>
            </table:table-row>
            <table:table-row>
              <table:table-cell office:value-type="string">
                <text:p>Medición 8: </text:p>
              </table:table-cell>
              <table:table-cell office:value-type="float" office:value="0.699">
                <text:p>0.699</text:p>
              </table:table-cell>
              <table:table-cell office:value-type="float" office:value="0">
                <text:p>0</text:p>
              </table:table-cell>
              <table:table-cell office:value-type="float" office:value="1.43005">
                <text:p>1.43005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string">
                <text:p>Medición 9: </text:p>
              </table:table-cell>
              <table:table-cell office:value-type="float" office:value="0.686">
                <text:p>0.686</text:p>
              </table:table-cell>
              <table:table-cell office:value-type="float" office:value="0">
                <text:p>0</text:p>
              </table:table-cell>
              <table:table-cell office:value-type="float" office:value="1.45746">
                <text:p>1.45746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Medición 10: </text:p>
              </table:table-cell>
              <table:table-cell office:value-type="float" office:value="0.681">
                <text:p>0.681</text:p>
              </table:table-cell>
              <table:table-cell office:value-type="float" office:value="0">
                <text:p>0</text:p>
              </table:table-cell>
              <table:table-cell office:value-type="float" office:value="1.46843">
                <text:p>1.46843</text:p>
              </table:table-cell>
              <table:table-cell office:value-type="float" office:value="3.405">
                <text:p>3.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error-category="standard-deviation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 chart:error-category="standard-deviation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5">
      <style:chart-properties chart:symbol-type="named-symbol" chart:symbol-name="arrow-up" chart:symbol-width="0.25cm" chart:symbol-height="0.25cm" chart:link-data-style-to-source="true" chart:error-category="standard-deviation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54cm" svg:height="11.505cm" xlink:href=".." xlink:type="simple" chart:class="chart:line" chart:style-name="ch1">
        <chart:legend chart:legend-position="end" svg:x="15.617cm" svg:y="4.706cm" style:legend-expansion="high" chart:style-name="ch2"/>
        <chart:plot-area chart:style-name="ch3" table:cell-range-address="OpenWebLoad.A3:OpenWebLoad.E13" chart:data-source-has-labels="both" svg:x="1.42cm" svg:y="0.23cm" svg:width="13.788cm" svg:height="11.045cm">
          <chartooo:coordinate-region svg:x="2.703cm" svg:y="0.429cm" svg:width="11.471cm" svg:height="9.801cm"/>
          <chart:axis chart:dimension="x" chart:name="primary-x" chart:style-name="ch4" chartooo:axis-type="auto">
            <chartooo:date-scale/>
            <chart:categories table:cell-range-address="OpenWebLoad.A4:OpenWebLoad.A13"/>
          </chart:axis>
          <chart:axis chart:dimension="y" chart:name="primary-y" chart:style-name="ch5">
            <chart:title svg:x="0.451cm" svg:y="7.37cm" chart:style-name="ch6">
              <text:p>Segundos y Cantidad</text:p>
            </chart:title>
            <chart:grid chart:style-name="ch7" chart:class="major"/>
          </chart:axis>
          <chart:series chart:style-name="ch8" chart:values-cell-range-address="OpenWebLoad.B4:OpenWebLoad.B13" chart:label-cell-address="OpenWebLoad.B3:OpenWebLoad.B3" chart:class="chart:line">
            <chart:error-indicator chart:style-name="ch9" chart:dimension="y"/>
            <chart:data-point chart:repeated="10"/>
          </chart:series>
          <chart:series chart:style-name="ch10" chart:values-cell-range-address="OpenWebLoad.C4:OpenWebLoad.C13" chart:label-cell-address="OpenWebLoad.C3:OpenWebLoad.C3" chart:class="chart:line">
            <chart:error-indicator chart:style-name="ch9" chart:dimension="y"/>
            <chart:data-point chart:repeated="10"/>
          </chart:series>
          <chart:series chart:style-name="ch11" chart:values-cell-range-address="OpenWebLoad.D4:OpenWebLoad.D13" chart:label-cell-address="OpenWebLoad.D3:OpenWebLoad.D3" chart:class="chart:line">
            <chart:data-point chart:repeated="10"/>
          </chart:series>
          <chart:series chart:style-name="ch12" chart:values-cell-range-address="OpenWebLoad.E4:OpenWebLoad.E13" chart:label-cell-address="OpenWebLoad.E3:OpenWebLoad.E3" chart:class="chart:line">
            <chart:error-indicator chart:style-name="ch9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PS (x1000)</text:p>
                <draw:g>
                  <svg:desc>OpenWebLoad.B3:OpenWebLoad.B3</svg:desc>
                </draw:g>
              </table:table-cell>
              <table:table-cell office:value-type="string">
                <text:p>Avg. Response time</text:p>
                <draw:g>
                  <svg:desc>OpenWebLoad.C3:OpenWebLoad.C3</svg:desc>
                </draw:g>
              </table:table-cell>
              <table:table-cell office:value-type="string">
                <text:p>Max Response time</text:p>
                <draw:g>
                  <svg:desc>OpenWebLoad.D3:OpenWebLoad.D3</svg:desc>
                </draw:g>
              </table:table-cell>
              <table:table-cell office:value-type="string">
                <text:p>Total Requests (x1000)</text:p>
                <draw:g>
                  <svg:desc>OpenWebLoad.E3:OpenWebLoad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: </text:p>
                <draw:g>
                  <svg:desc>OpenWebLoad.A4:OpenWebLoad.A13</svg:desc>
                </draw:g>
              </table:table-cell>
              <table:table-cell office:value-type="float" office:value="1.29297">
                <text:p>1.29297</text:p>
                <draw:g>
                  <svg:desc>OpenWebLoad.B4:OpenWebLoad.B13</svg:desc>
                </draw:g>
              </table:table-cell>
              <table:table-cell office:value-type="float" office:value="0.008">
                <text:p>0.008</text:p>
                <draw:g>
                  <svg:desc>OpenWebLoad.C4:OpenWebLoad.C13</svg:desc>
                </draw:g>
              </table:table-cell>
              <table:table-cell office:value-type="float" office:value="0.516">
                <text:p>0.516</text:p>
                <draw:g>
                  <svg:desc>OpenWebLoad.D4:OpenWebLoad.D13</svg:desc>
                </draw:g>
              </table:table-cell>
              <table:table-cell office:value-type="float" office:value="12.931">
                <text:p>12.931</text:p>
                <draw:g>
                  <svg:desc>OpenWebLoad.E4:OpenWebLoad.E13</svg:desc>
                </draw:g>
              </table:table-cell>
            </table:table-row>
            <table:table-row>
              <table:table-cell office:value-type="string">
                <text:p>Medición 2: </text:p>
              </table:table-cell>
              <table:table-cell office:value-type="float" office:value="1.27187">
                <text:p>1.27187</text:p>
              </table:table-cell>
              <table:table-cell office:value-type="float" office:value="0.008">
                <text:p>0.008</text:p>
              </table:table-cell>
              <table:table-cell office:value-type="float" office:value="0.637">
                <text:p>0.637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Medición 3: </text:p>
              </table:table-cell>
              <table:table-cell office:value-type="float" office:value="1.41296">
                <text:p>1.41296</text:p>
              </table:table-cell>
              <table:table-cell office:value-type="float" office:value="0.007">
                <text:p>0.007</text:p>
              </table:table-cell>
              <table:table-cell office:value-type="float" office:value="0.545">
                <text:p>0.545</text:p>
              </table:table-cell>
              <table:table-cell office:value-type="float" office:value="14.131">
                <text:p>14.131</text:p>
              </table:table-cell>
            </table:table-row>
            <table:table-row>
              <table:table-cell office:value-type="string">
                <text:p>Medición 4: </text:p>
              </table:table-cell>
              <table:table-cell office:value-type="float" office:value="1.41856">
                <text:p>1.41856</text:p>
              </table:table-cell>
              <table:table-cell office:value-type="float" office:value="0.007">
                <text:p>0.007</text:p>
              </table:table-cell>
              <table:table-cell office:value-type="float" office:value="0.558">
                <text:p>0.558</text:p>
              </table:table-cell>
              <table:table-cell office:value-type="float" office:value="14.187">
                <text:p>14.187</text:p>
              </table:table-cell>
            </table:table-row>
            <table:table-row>
              <table:table-cell office:value-type="string">
                <text:p>Medición 5: </text:p>
              </table:table-cell>
              <table:table-cell office:value-type="float" office:value="1.29447">
                <text:p>1.29447</text:p>
              </table:table-cell>
              <table:table-cell office:value-type="float" office:value="0.008">
                <text:p>0.008</text:p>
              </table:table-cell>
              <table:table-cell office:value-type="float" office:value="0.621">
                <text:p>0.621</text:p>
              </table:table-cell>
              <table:table-cell office:value-type="float" office:value="12.946">
                <text:p>12.946</text:p>
              </table:table-cell>
            </table:table-row>
            <table:table-row>
              <table:table-cell office:value-type="string">
                <text:p>Medición 6: </text:p>
              </table:table-cell>
              <table:table-cell office:value-type="float" office:value="1.29207">
                <text:p>1.29207</text:p>
              </table:table-cell>
              <table:table-cell office:value-type="float" office:value="0.008">
                <text:p>0.008</text:p>
              </table:table-cell>
              <table:table-cell office:value-type="float" office:value="0.549">
                <text:p>0.549</text:p>
              </table:table-cell>
              <table:table-cell office:value-type="float" office:value="12.922">
                <text:p>12.922</text:p>
              </table:table-cell>
            </table:table-row>
            <table:table-row>
              <table:table-cell office:value-type="string">
                <text:p>Medición 7: </text:p>
              </table:table-cell>
              <table:table-cell office:value-type="float" office:value="1.30707">
                <text:p>1.30707</text:p>
              </table:table-cell>
              <table:table-cell office:value-type="float" office:value="0.008">
                <text:p>0.008</text:p>
              </table:table-cell>
              <table:table-cell office:value-type="float" office:value="0.542">
                <text:p>0.542</text:p>
              </table:table-cell>
              <table:table-cell office:value-type="float" office:value="13.073">
                <text:p>13.073</text:p>
              </table:table-cell>
            </table:table-row>
            <table:table-row>
              <table:table-cell office:value-type="string">
                <text:p>Medición 8: </text:p>
              </table:table-cell>
              <table:table-cell office:value-type="float" office:value="1.31957">
                <text:p>1.31957</text:p>
              </table:table-cell>
              <table:table-cell office:value-type="float" office:value="0.008">
                <text:p>0.008</text:p>
              </table:table-cell>
              <table:table-cell office:value-type="float" office:value="0.603">
                <text:p>0.603</text:p>
              </table:table-cell>
              <table:table-cell office:value-type="float" office:value="13.197">
                <text:p>13.197</text:p>
              </table:table-cell>
            </table:table-row>
            <table:table-row>
              <table:table-cell office:value-type="string">
                <text:p>Medición 9: </text:p>
              </table:table-cell>
              <table:table-cell office:value-type="float" office:value="1.40146">
                <text:p>1.40146</text:p>
              </table:table-cell>
              <table:table-cell office:value-type="float" office:value="0.007">
                <text:p>0.007</text:p>
              </table:table-cell>
              <table:table-cell office:value-type="float" office:value="0.549">
                <text:p>0.549</text:p>
              </table:table-cell>
              <table:table-cell office:value-type="float" office:value="14.016">
                <text:p>14.016</text:p>
              </table:table-cell>
            </table:table-row>
            <table:table-row>
              <table:table-cell office:value-type="string">
                <text:p>Medición 10: </text:p>
              </table:table-cell>
              <table:table-cell office:value-type="float" office:value="1.40126">
                <text:p>1.40126</text:p>
              </table:table-cell>
              <table:table-cell office:value-type="float" office:value="0.007">
                <text:p>0.007</text:p>
              </table:table-cell>
              <table:table-cell office:value-type="float" office:value="0.812">
                <text:p>0.812</text:p>
              </table:table-cell>
              <table:table-cell office:value-type="float" office:value="14.014">
                <text:p>14.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standard-deviation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error-category="standard-deviation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error-category="standard-deviation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15cm" svg:height="13.211cm" xlink:href=".." xlink:type="simple" chart:class="chart:bar" chart:style-name="ch1">
        <chart:legend chart:legend-position="end" svg:x="21.249cm" svg:y="5.31cm" style:legend-expansion="high" chart:style-name="ch2"/>
        <chart:plot-area chart:style-name="ch3" table:cell-range-address="Httperf.B4:Httperf.G14" chart:data-source-has-labels="both" svg:x="1.491cm" svg:y="0.264cm" svg:width="19.278cm" svg:height="12.683cm">
          <chartooo:coordinate-region svg:x="2.774cm" svg:y="0.463cm" svg:width="17.826cm" svg:height="11.439cm"/>
          <chart:axis chart:dimension="x" chart:name="primary-x" chart:style-name="ch4" chartooo:axis-type="auto">
            <chartooo:date-scale/>
            <chart:categories table:cell-range-address="Httperf.B5:Httperf.B14"/>
          </chart:axis>
          <chart:axis chart:dimension="y" chart:name="primary-y" chart:style-name="ch5">
            <chart:title svg:x="0.451cm" svg:y="7.668cm" chart:style-name="ch6">
              <text:p>milisegundos</text:p>
            </chart:title>
            <chart:grid chart:style-name="ch7" chart:class="major"/>
          </chart:axis>
          <chart:series chart:style-name="ch8" chart:values-cell-range-address="Httperf.C5:Httperf.C14" chart:label-cell-address="Httperf.C4:Httperf.C4" chart:class="chart:bar">
            <chart:error-indicator chart:style-name="ch9" chart:dimension="y"/>
            <chart:data-point chart:repeated="10"/>
          </chart:series>
          <chart:series chart:style-name="ch10" chart:values-cell-range-address="Httperf.D5:Httperf.D14" chart:label-cell-address="Httperf.D4:Httperf.D4" chart:class="chart:bar">
            <chart:data-point chart:repeated="10"/>
          </chart:series>
          <chart:series chart:style-name="ch11" chart:values-cell-range-address="Httperf.E5:Httperf.E14" chart:label-cell-address="Httperf.E4:Httperf.E4" chart:class="chart:bar">
            <chart:error-indicator chart:style-name="ch9" chart:dimension="y"/>
            <chart:data-point chart:repeated="10"/>
          </chart:series>
          <chart:series chart:style-name="ch12" chart:values-cell-range-address="Httperf.F5:Httperf.F14" chart:label-cell-address="Httperf.F4:Httperf.F4" chart:class="chart:bar">
            <chart:error-indicator chart:style-name="ch9" chart:dimension="y"/>
            <chart:data-point chart:repeated="10"/>
          </chart:series>
          <chart:series chart:style-name="ch13" chart:values-cell-range-address="Httperf.G5:Httperf.G14" chart:label-cell-address="Httperf.G4:Httperf.G4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ínimo</text:p>
                <draw:g>
                  <svg:desc>Httperf.C4:Httperf.C4</svg:desc>
                </draw:g>
              </table:table-cell>
              <table:table-cell office:value-type="string">
                <text:p>Media</text:p>
                <draw:g>
                  <svg:desc>Httperf.D4:Httperf.D4</svg:desc>
                </draw:g>
              </table:table-cell>
              <table:table-cell office:value-type="string">
                <text:p>Máximo</text:p>
                <draw:g>
                  <svg:desc>Httperf.E4:Httperf.E4</svg:desc>
                </draw:g>
              </table:table-cell>
              <table:table-cell office:value-type="string">
                <text:p>Respuesta</text:p>
                <draw:g>
                  <svg:desc>Httperf.F4:Httperf.F4</svg:desc>
                </draw:g>
              </table:table-cell>
              <table:table-cell office:value-type="string">
                <text:p>Transferencia</text:p>
                <draw:g>
                  <svg:desc>Httperf.G4:Httperf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: </text:p>
                <draw:g>
                  <svg:desc>Httperf.B5:Httperf.B14</svg:desc>
                </draw:g>
              </table:table-cell>
              <table:table-cell office:value-type="float" office:value="0.5">
                <text:p>0.5</text:p>
                <draw:g>
                  <svg:desc>Httperf.C5:Httperf.C14</svg:desc>
                </draw:g>
              </table:table-cell>
              <table:table-cell office:value-type="float" office:value="1">
                <text:p>1</text:p>
                <draw:g>
                  <svg:desc>Httperf.D5:Httperf.D14</svg:desc>
                </draw:g>
              </table:table-cell>
              <table:table-cell office:value-type="float" office:value="13.1">
                <text:p>13.1</text:p>
                <draw:g>
                  <svg:desc>Httperf.E5:Httperf.E14</svg:desc>
                </draw:g>
              </table:table-cell>
              <table:table-cell office:value-type="float" office:value="0.6">
                <text:p>0.6</text:p>
                <draw:g>
                  <svg:desc>Httperf.F5:Httperf.F14</svg:desc>
                </draw:g>
              </table:table-cell>
              <table:table-cell office:value-type="float" office:value="0.2">
                <text:p>0.2</text:p>
                <draw:g>
                  <svg:desc>Httperf.G5:Httperf.G14</svg:desc>
                </draw:g>
              </table:table-cell>
            </table:table-row>
            <table:table-row>
              <table:table-cell office:value-type="string">
                <text:p>Medición 2: 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edición 3: 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15.9">
                <text:p>15.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edición 4: 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3.1">
                <text:p>13.1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edición 5: 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5.4">
                <text:p>15.4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edición 6: 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15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edición 7: </text:p>
              </table:table-cell>
              <table:table-cell office:value-type="float" office:value="0.5">
                <text:p>0.5</text:p>
              </table:table-cell>
              <table:table-cell office:value-type="float" office:value="70.3">
                <text:p>70.3</text:p>
              </table:table-cell>
              <table:table-cell office:value-type="float" office:value="100.5">
                <text:p>100.5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edición 8: 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5.4">
                <text:p>15.4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edición 9: 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18.3">
                <text:p>18.3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edición 10: 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standard-deviation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error-category="standard-deviation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error-category="standard-deviation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15cm" svg:height="13.211cm" xlink:href=".." xlink:type="simple" chart:class="chart:bar" chart:style-name="ch1">
        <chart:legend chart:legend-position="end" svg:x="18.656cm" svg:y="5.559cm" style:legend-expansion="high" chart:style-name="ch2"/>
        <chart:plot-area chart:style-name="ch3" table:cell-range-address="'Apache Bechmark'.A19:'Apache Bechmark'.E29" chart:data-source-has-labels="both" svg:x="1.491cm" svg:y="0.264cm" svg:width="16.685cm" svg:height="12.683cm">
          <chartooo:coordinate-region svg:x="2.403cm" svg:y="0.463cm" svg:width="15.49cm" svg:height="11.439cm"/>
          <chart:axis chart:dimension="x" chart:name="primary-x" chart:style-name="ch4" chartooo:axis-type="auto">
            <chartooo:date-scale/>
            <chart:categories table:cell-range-address="'Apache Bechmark'.A20:'Apache Bechmark'.A29"/>
          </chart:axis>
          <chart:axis chart:dimension="y" chart:name="primary-y" chart:style-name="ch5">
            <chart:title svg:x="0.451cm" svg:y="8.448cm" chart:style-name="ch6">
              <text:p>Milisegundos y Cantidad</text:p>
            </chart:title>
            <chart:grid chart:style-name="ch7" chart:class="major"/>
          </chart:axis>
          <chart:series chart:style-name="ch8" chart:values-cell-range-address="'Apache Bechmark'.B20:'Apache Bechmark'.B29" chart:label-cell-address="'Apache Bechmark'.B19:'Apache Bechmark'.B19" chart:class="chart:bar">
            <chart:error-indicator chart:style-name="ch9" chart:dimension="x"/>
            <chart:error-indicator chart:style-name="ch9" chart:dimension="y"/>
            <chart:data-point chart:repeated="10"/>
          </chart:series>
          <chart:series chart:style-name="ch10" chart:values-cell-range-address="'Apache Bechmark'.C20:'Apache Bechmark'.C29" chart:label-cell-address="'Apache Bechmark'.C19:'Apache Bechmark'.C19" chart:class="chart:bar">
            <chart:data-point chart:repeated="10"/>
          </chart:series>
          <chart:series chart:style-name="ch11" chart:values-cell-range-address="'Apache Bechmark'.D20:'Apache Bechmark'.D29" chart:label-cell-address="'Apache Bechmark'.D19:'Apache Bechmark'.D19" chart:class="chart:bar">
            <chart:error-indicator chart:style-name="ch9" chart:dimension="y"/>
            <chart:data-point chart:repeated="10"/>
          </chart:series>
          <chart:series chart:style-name="ch12" chart:values-cell-range-address="'Apache Bechmark'.E20:'Apache Bechmark'.E29" chart:label-cell-address="'Apache Bechmark'.E19:'Apache Bechmark'.E19" chart:class="chart:bar">
            <chart:error-indicator chart:style-name="ch9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:</text:p>
                <draw:g>
                  <svg:desc>'Apache Bechmark'.B19:'Apache Bechmark'.B19</svg:desc>
                </draw:g>
              </table:table-cell>
              <table:table-cell office:value-type="string">
                <text:p>Failed requests</text:p>
                <draw:g>
                  <svg:desc>'Apache Bechmark'.C19:'Apache Bechmark'.C19</svg:desc>
                </draw:g>
              </table:table-cell>
              <table:table-cell office:value-type="string">
                <text:p>Requests per second: (x1000)</text:p>
                <draw:g>
                  <svg:desc>'Apache Bechmark'.D19:'Apache Bechmark'.D19</svg:desc>
                </draw:g>
              </table:table-cell>
              <table:table-cell office:value-type="string">
                <text:p>Time per request:</text:p>
                <draw:g>
                  <svg:desc>'Apache Bechmark'.E19:'Apache Bechmark'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: </text:p>
                <draw:g>
                  <svg:desc>'Apache Bechmark'.A20:'Apache Bechmark'.A29</svg:desc>
                </draw:g>
              </table:table-cell>
              <table:table-cell office:value-type="float" office:value="0.877">
                <text:p>0.877</text:p>
                <draw:g>
                  <svg:desc>'Apache Bechmark'.B20:'Apache Bechmark'.B29</svg:desc>
                </draw:g>
              </table:table-cell>
              <table:table-cell office:value-type="float" office:value="0">
                <text:p>0</text:p>
                <draw:g>
                  <svg:desc>'Apache Bechmark'.C20:'Apache Bechmark'.C29</svg:desc>
                </draw:g>
              </table:table-cell>
              <table:table-cell office:value-type="float" office:value="1.14041">
                <text:p>1.14041</text:p>
                <draw:g>
                  <svg:desc>'Apache Bechmark'.D20:'Apache Bechmark'.D29</svg:desc>
                </draw:g>
              </table:table-cell>
              <table:table-cell office:value-type="float" office:value="4.384">
                <text:p>4.384</text:p>
                <draw:g>
                  <svg:desc>'Apache Bechmark'.E20:'Apache Bechmark'.E29</svg:desc>
                </draw:g>
              </table:table-cell>
            </table:table-row>
            <table:table-row>
              <table:table-cell office:value-type="string">
                <text:p>Medición 2: </text:p>
              </table:table-cell>
              <table:table-cell office:value-type="float" office:value="1.063">
                <text:p>1.063</text:p>
              </table:table-cell>
              <table:table-cell office:value-type="float" office:value="0">
                <text:p>0</text:p>
              </table:table-cell>
              <table:table-cell office:value-type="float" office:value="0.94087">
                <text:p>0.94087</text:p>
              </table:table-cell>
              <table:table-cell office:value-type="float" office:value="5.314">
                <text:p>5.314</text:p>
              </table:table-cell>
            </table:table-row>
            <table:table-row>
              <table:table-cell office:value-type="string">
                <text:p>Medición 3: </text:p>
              </table:table-cell>
              <table:table-cell office:value-type="float" office:value="0.855">
                <text:p>0.855</text:p>
              </table:table-cell>
              <table:table-cell office:value-type="float" office:value="0">
                <text:p>0</text:p>
              </table:table-cell>
              <table:table-cell office:value-type="float" office:value="1.17019">
                <text:p>1.17019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>Medición 4: </text:p>
              </table:table-cell>
              <table:table-cell office:value-type="float" office:value="0.876">
                <text:p>0.876</text:p>
              </table:table-cell>
              <table:table-cell office:value-type="float" office:value="0">
                <text:p>0</text:p>
              </table:table-cell>
              <table:table-cell office:value-type="float" office:value="1.14115">
                <text:p>1.14115</text:p>
              </table:table-cell>
              <table:table-cell office:value-type="float" office:value="4.382">
                <text:p>4.382</text:p>
              </table:table-cell>
            </table:table-row>
            <table:table-row>
              <table:table-cell office:value-type="string">
                <text:p>Medición 5: </text:p>
              </table:table-cell>
              <table:table-cell office:value-type="float" office:value="0.807">
                <text:p>0.807</text:p>
              </table:table-cell>
              <table:table-cell office:value-type="float" office:value="0">
                <text:p>0</text:p>
              </table:table-cell>
              <table:table-cell office:value-type="float" office:value="1.23899">
                <text:p>1.23899</text:p>
              </table:table-cell>
              <table:table-cell office:value-type="float" office:value="4.036">
                <text:p>4.036</text:p>
              </table:table-cell>
            </table:table-row>
            <table:table-row>
              <table:table-cell office:value-type="string">
                <text:p>Medición 6: </text:p>
              </table:table-cell>
              <table:table-cell office:value-type="float" office:value="0.832">
                <text:p>0.832</text:p>
              </table:table-cell>
              <table:table-cell office:value-type="float" office:value="0">
                <text:p>0</text:p>
              </table:table-cell>
              <table:table-cell office:value-type="float" office:value="1.20227">
                <text:p>1.20227</text:p>
              </table:table-cell>
              <table:table-cell office:value-type="float" office:value="4.159">
                <text:p>4.159</text:p>
              </table:table-cell>
            </table:table-row>
            <table:table-row>
              <table:table-cell office:value-type="string">
                <text:p>Medición 7: </text:p>
              </table:table-cell>
              <table:table-cell office:value-type="float" office:value="0.798">
                <text:p>0.798</text:p>
              </table:table-cell>
              <table:table-cell office:value-type="float" office:value="0">
                <text:p>0</text:p>
              </table:table-cell>
              <table:table-cell office:value-type="float" office:value="1.2534">
                <text:p>1.2534</text:p>
              </table:table-cell>
              <table:table-cell office:value-type="float" office:value="3.989">
                <text:p>3.989</text:p>
              </table:table-cell>
            </table:table-row>
            <table:table-row>
              <table:table-cell office:value-type="string">
                <text:p>Medición 8: </text:p>
              </table:table-cell>
              <table:table-cell office:value-type="float" office:value="0.842">
                <text:p>0.842</text:p>
              </table:table-cell>
              <table:table-cell office:value-type="float" office:value="0">
                <text:p>0</text:p>
              </table:table-cell>
              <table:table-cell office:value-type="float" office:value="1.18801">
                <text:p>1.18801</text:p>
              </table:table-cell>
              <table:table-cell office:value-type="float" office:value="4.209">
                <text:p>4.209</text:p>
              </table:table-cell>
            </table:table-row>
            <table:table-row>
              <table:table-cell office:value-type="string">
                <text:p>Medición 9: </text:p>
              </table:table-cell>
              <table:table-cell office:value-type="float" office:value="0.831">
                <text:p>0.831</text:p>
              </table:table-cell>
              <table:table-cell office:value-type="float" office:value="0">
                <text:p>0</text:p>
              </table:table-cell>
              <table:table-cell office:value-type="float" office:value="1.20341">
                <text:p>1.20341</text:p>
              </table:table-cell>
              <table:table-cell office:value-type="float" office:value="4.155">
                <text:p>4.155</text:p>
              </table:table-cell>
            </table:table-row>
            <table:table-row>
              <table:table-cell office:value-type="string">
                <text:p>Medición 10: </text:p>
              </table:table-cell>
              <table:table-cell office:value-type="float" office:value="1.407">
                <text:p>1.407</text:p>
              </table:table-cell>
              <table:table-cell office:value-type="float" office:value="0">
                <text:p>0</text:p>
              </table:table-cell>
              <table:table-cell office:value-type="float" office:value="0.7109">
                <text:p>0.7109</text:p>
              </table:table-cell>
              <table:table-cell office:value-type="float" office:value="7.033">
                <text:p>7.0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standard-deviation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error-category="standard-deviation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error-category="standard-deviation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15cm" svg:height="13.211cm" xlink:href=".." xlink:type="simple" chart:class="chart:bar" chart:style-name="ch1">
        <chart:legend chart:legend-position="end" svg:x="18.656cm" svg:y="5.559cm" style:legend-expansion="high" chart:style-name="ch2"/>
        <chart:plot-area chart:style-name="ch3" table:cell-range-address="'Apache Bechmark'.A35:'Apache Bechmark'.E45" chart:data-source-has-labels="both" svg:x="1.491cm" svg:y="0.264cm" svg:width="16.685cm" svg:height="12.683cm">
          <chartooo:coordinate-region svg:x="2.403cm" svg:y="0.463cm" svg:width="15.49cm" svg:height="11.439cm"/>
          <chart:axis chart:dimension="x" chart:name="primary-x" chart:style-name="ch4" chartooo:axis-type="auto">
            <chartooo:date-scale/>
            <chart:categories table:cell-range-address="'Apache Bechmark'.A36:'Apache Bechmark'.A45"/>
          </chart:axis>
          <chart:axis chart:dimension="y" chart:name="primary-y" chart:style-name="ch5">
            <chart:title svg:x="0.451cm" svg:y="8.448cm" chart:style-name="ch6">
              <text:p>Milisegundos y Cantidad</text:p>
            </chart:title>
            <chart:grid chart:style-name="ch7" chart:class="major"/>
          </chart:axis>
          <chart:series chart:style-name="ch8" chart:values-cell-range-address="'Apache Bechmark'.B36:'Apache Bechmark'.B45" chart:label-cell-address="'Apache Bechmark'.B35:'Apache Bechmark'.B35" chart:class="chart:bar">
            <chart:error-indicator chart:style-name="ch9" chart:dimension="x"/>
            <chart:error-indicator chart:style-name="ch9" chart:dimension="y"/>
            <chart:data-point chart:repeated="10"/>
          </chart:series>
          <chart:series chart:style-name="ch10" chart:values-cell-range-address="'Apache Bechmark'.C36:'Apache Bechmark'.C45" chart:label-cell-address="'Apache Bechmark'.C35:'Apache Bechmark'.C35" chart:class="chart:bar">
            <chart:data-point chart:repeated="10"/>
          </chart:series>
          <chart:series chart:style-name="ch11" chart:values-cell-range-address="'Apache Bechmark'.D36:'Apache Bechmark'.D45" chart:label-cell-address="'Apache Bechmark'.D35:'Apache Bechmark'.D35" chart:class="chart:bar">
            <chart:error-indicator chart:style-name="ch9" chart:dimension="y"/>
            <chart:data-point chart:repeated="10"/>
          </chart:series>
          <chart:series chart:style-name="ch12" chart:values-cell-range-address="'Apache Bechmark'.E36:'Apache Bechmark'.E45" chart:label-cell-address="'Apache Bechmark'.E35:'Apache Bechmark'.E35" chart:class="chart:bar">
            <chart:error-indicator chart:style-name="ch9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:</text:p>
                <draw:g>
                  <svg:desc>'Apache Bechmark'.B35:'Apache Bechmark'.B35</svg:desc>
                </draw:g>
              </table:table-cell>
              <table:table-cell office:value-type="string">
                <text:p>Failed requests</text:p>
                <draw:g>
                  <svg:desc>'Apache Bechmark'.C35:'Apache Bechmark'.C35</svg:desc>
                </draw:g>
              </table:table-cell>
              <table:table-cell office:value-type="string">
                <text:p>Requests per second: (x1000)</text:p>
                <draw:g>
                  <svg:desc>'Apache Bechmark'.D35:'Apache Bechmark'.D35</svg:desc>
                </draw:g>
              </table:table-cell>
              <table:table-cell office:value-type="string">
                <text:p>Time per request:</text:p>
                <draw:g>
                  <svg:desc>'Apache Bechmark'.E35:'Apache Bechmark'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: </text:p>
                <draw:g>
                  <svg:desc>'Apache Bechmark'.A36:'Apache Bechmark'.A45</svg:desc>
                </draw:g>
              </table:table-cell>
              <table:table-cell office:value-type="float" office:value="1.05">
                <text:p>1.05</text:p>
                <draw:g>
                  <svg:desc>'Apache Bechmark'.B36:'Apache Bechmark'.B45</svg:desc>
                </draw:g>
              </table:table-cell>
              <table:table-cell office:value-type="float" office:value="0">
                <text:p>0</text:p>
                <draw:g>
                  <svg:desc>'Apache Bechmark'.C36:'Apache Bechmark'.C45</svg:desc>
                </draw:g>
              </table:table-cell>
              <table:table-cell office:value-type="float" office:value="0.9528">
                <text:p>0.9528</text:p>
                <draw:g>
                  <svg:desc>'Apache Bechmark'.D36:'Apache Bechmark'.D45</svg:desc>
                </draw:g>
              </table:table-cell>
              <table:table-cell office:value-type="float" office:value="5.284">
                <text:p>5.284</text:p>
                <draw:g>
                  <svg:desc>'Apache Bechmark'.E36:'Apache Bechmark'.E45</svg:desc>
                </draw:g>
              </table:table-cell>
            </table:table-row>
            <table:table-row>
              <table:table-cell office:value-type="string">
                <text:p>Medición 2: </text:p>
              </table:table-cell>
              <table:table-cell office:value-type="float" office:value="1.112">
                <text:p>1.112</text:p>
              </table:table-cell>
              <table:table-cell office:value-type="float" office:value="0">
                <text:p>0</text:p>
              </table:table-cell>
              <table:table-cell office:value-type="float" office:value="0.89946">
                <text:p>0.89946</text:p>
              </table:table-cell>
              <table:table-cell office:value-type="float" office:value="5.559">
                <text:p>5.559</text:p>
              </table:table-cell>
            </table:table-row>
            <table:table-row>
              <table:table-cell office:value-type="string">
                <text:p>Medición 3: 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.96114">
                <text:p>0.96114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Medición 4: </text:p>
              </table:table-cell>
              <table:table-cell office:value-type="float" office:value="1.004">
                <text:p>1.004</text:p>
              </table:table-cell>
              <table:table-cell office:value-type="float" office:value="0">
                <text:p>0</text:p>
              </table:table-cell>
              <table:table-cell office:value-type="float" office:value="0.99565">
                <text:p>0.99565</text:p>
              </table:table-cell>
              <table:table-cell office:value-type="float" office:value="5.022">
                <text:p>5.022</text:p>
              </table:table-cell>
            </table:table-row>
            <table:table-row>
              <table:table-cell office:value-type="string">
                <text:p>Medición 5: </text:p>
              </table:table-cell>
              <table:table-cell office:value-type="float" office:value="0.998">
                <text:p>0.998</text:p>
              </table:table-cell>
              <table:table-cell office:value-type="float" office:value="0">
                <text:p>0</text:p>
              </table:table-cell>
              <table:table-cell office:value-type="float" office:value="1.00173">
                <text:p>1.00173</text:p>
              </table:table-cell>
              <table:table-cell office:value-type="float" office:value="4.991">
                <text:p>4.991</text:p>
              </table:table-cell>
            </table:table-row>
            <table:table-row>
              <table:table-cell office:value-type="string">
                <text:p>Medición 6: 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0.68959">
                <text:p>0.68959</text:p>
              </table:table-cell>
              <table:table-cell office:value-type="float" office:value="7.251">
                <text:p>7.251</text:p>
              </table:table-cell>
            </table:table-row>
            <table:table-row>
              <table:table-cell office:value-type="string">
                <text:p>Medición 7: </text:p>
              </table:table-cell>
              <table:table-cell office:value-type="float" office:value="1.009">
                <text:p>1.009</text:p>
              </table:table-cell>
              <table:table-cell office:value-type="float" office:value="0">
                <text:p>0</text:p>
              </table:table-cell>
              <table:table-cell office:value-type="float" office:value="0.99072">
                <text:p>0.99072</text:p>
              </table:table-cell>
              <table:table-cell office:value-type="float" office:value="5.047">
                <text:p>5.047</text:p>
              </table:table-cell>
            </table:table-row>
            <table:table-row>
              <table:table-cell office:value-type="string">
                <text:p>Medición 8: </text:p>
              </table:table-cell>
              <table:table-cell office:value-type="float" office:value="0.945">
                <text:p>0.945</text:p>
              </table:table-cell>
              <table:table-cell office:value-type="float" office:value="0">
                <text:p>0</text:p>
              </table:table-cell>
              <table:table-cell office:value-type="float" office:value="1.05793">
                <text:p>1.05793</text:p>
              </table:table-cell>
              <table:table-cell office:value-type="float" office:value="4.726">
                <text:p>4.726</text:p>
              </table:table-cell>
            </table:table-row>
            <table:table-row>
              <table:table-cell office:value-type="string">
                <text:p>Medición 9: </text:p>
              </table:table-cell>
              <table:table-cell office:value-type="float" office:value="1.131">
                <text:p>1.131</text:p>
              </table:table-cell>
              <table:table-cell office:value-type="float" office:value="0">
                <text:p>0</text:p>
              </table:table-cell>
              <table:table-cell office:value-type="float" office:value="0.88422">
                <text:p>0.88422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string">
                <text:p>Medición 10: </text:p>
              </table:table-cell>
              <table:table-cell office:value-type="float" office:value="0.953">
                <text:p>0.953</text:p>
              </table:table-cell>
              <table:table-cell office:value-type="float" office:value="0">
                <text:p>0</text:p>
              </table:table-cell>
              <table:table-cell office:value-type="float" office:value="1.04916">
                <text:p>1.04916</text:p>
              </table:table-cell>
              <table:table-cell office:value-type="float" office:value="4.766">
                <text:p>4.7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standard-deviation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standard-deviation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link-data-style-to-source="true" chart:error-category="standard-deviation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error-category="standard-deviation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error-category="standard-deviation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 chart:error-category="standard-deviation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15cm" svg:height="13.211cm" xlink:href=".." xlink:type="simple" chart:class="chart:bar" chart:style-name="ch1">
        <chart:legend chart:legend-position="end" svg:x="21.249cm" svg:y="5.31cm" style:legend-expansion="high" chart:style-name="ch2"/>
        <chart:plot-area chart:style-name="ch3" table:cell-range-address="Httperf.B20:Httperf.G30" chart:data-source-has-labels="both" svg:x="1.491cm" svg:y="0.264cm" svg:width="19.278cm" svg:height="12.683cm">
          <chartooo:coordinate-region svg:x="2.589cm" svg:y="0.463cm" svg:width="18.02cm" svg:height="11.439cm"/>
          <chart:axis chart:dimension="x" chart:name="primary-x" chart:style-name="ch4" chartooo:axis-type="auto">
            <chartooo:date-scale/>
            <chart:categories table:cell-range-address="Httperf.B21:Httperf.B30"/>
          </chart:axis>
          <chart:axis chart:dimension="y" chart:name="primary-y" chart:style-name="ch5">
            <chart:title svg:x="0.451cm" svg:y="7.668cm" chart:style-name="ch6">
              <text:p>milisegundos</text:p>
            </chart:title>
            <chart:grid chart:style-name="ch7" chart:class="major"/>
          </chart:axis>
          <chart:series chart:style-name="ch8" chart:values-cell-range-address="Httperf.C21:Httperf.C30" chart:label-cell-address="Httperf.C20:Httperf.C20" chart:class="chart:bar">
            <chart:error-indicator chart:style-name="ch9" chart:dimension="y"/>
            <chart:data-point chart:repeated="10"/>
          </chart:series>
          <chart:series chart:style-name="ch10" chart:values-cell-range-address="Httperf.D21:Httperf.D30" chart:label-cell-address="Httperf.D20:Httperf.D20" chart:class="chart:bar">
            <chart:error-indicator chart:style-name="ch9" chart:dimension="y"/>
            <chart:data-point chart:repeated="10"/>
          </chart:series>
          <chart:series chart:style-name="ch11" chart:values-cell-range-address="Httperf.E21:Httperf.E30" chart:label-cell-address="Httperf.E20:Httperf.E20" chart:class="chart:bar">
            <chart:error-indicator chart:style-name="ch9" chart:dimension="y"/>
            <chart:data-point chart:repeated="10"/>
          </chart:series>
          <chart:series chart:style-name="ch12" chart:values-cell-range-address="Httperf.F21:Httperf.F30" chart:label-cell-address="Httperf.F20:Httperf.F20" chart:class="chart:bar">
            <chart:error-indicator chart:style-name="ch9" chart:dimension="y"/>
            <chart:data-point chart:repeated="10"/>
          </chart:series>
          <chart:series chart:style-name="ch13" chart:values-cell-range-address="Httperf.G21:Httperf.G30" chart:label-cell-address="Httperf.G20:Httperf.G20" chart:class="chart:bar">
            <chart:error-indicator chart:style-name="ch9" chart:dimension="y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ínimo</text:p>
                <draw:g>
                  <svg:desc>Httperf.C20:Httperf.C20</svg:desc>
                </draw:g>
              </table:table-cell>
              <table:table-cell office:value-type="string">
                <text:p>Media</text:p>
                <draw:g>
                  <svg:desc>Httperf.D20:Httperf.D20</svg:desc>
                </draw:g>
              </table:table-cell>
              <table:table-cell office:value-type="string">
                <text:p>Máximo</text:p>
                <draw:g>
                  <svg:desc>Httperf.E20:Httperf.E20</svg:desc>
                </draw:g>
              </table:table-cell>
              <table:table-cell office:value-type="string">
                <text:p>Respuesta</text:p>
                <draw:g>
                  <svg:desc>Httperf.F20:Httperf.F20</svg:desc>
                </draw:g>
              </table:table-cell>
              <table:table-cell office:value-type="string">
                <text:p>Transferencia</text:p>
                <draw:g>
                  <svg:desc>Httperf.G20:Httperf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: </text:p>
                <draw:g>
                  <svg:desc>Httperf.B21:Httperf.B30</svg:desc>
                </draw:g>
              </table:table-cell>
              <table:table-cell office:value-type="float" office:value="1.2">
                <text:p>1.2</text:p>
                <draw:g>
                  <svg:desc>Httperf.C21:Httperf.C30</svg:desc>
                </draw:g>
              </table:table-cell>
              <table:table-cell office:value-type="float" office:value="1.9">
                <text:p>1.9</text:p>
                <draw:g>
                  <svg:desc>Httperf.D21:Httperf.D30</svg:desc>
                </draw:g>
              </table:table-cell>
              <table:table-cell office:value-type="float" office:value="33.3">
                <text:p>33.3</text:p>
                <draw:g>
                  <svg:desc>Httperf.E21:Httperf.E30</svg:desc>
                </draw:g>
              </table:table-cell>
              <table:table-cell office:value-type="float" office:value="1.4">
                <text:p>1.4</text:p>
                <draw:g>
                  <svg:desc>Httperf.F21:Httperf.F30</svg:desc>
                </draw:g>
              </table:table-cell>
              <table:table-cell office:value-type="float" office:value="0.3">
                <text:p>0.3</text:p>
                <draw:g>
                  <svg:desc>Httperf.G21:Httperf.G30</svg:desc>
                </draw:g>
              </table:table-cell>
            </table:table-row>
            <table:table-row>
              <table:table-cell office:value-type="string">
                <text:p>Medición 2: </text:p>
              </table:table-cell>
              <table:table-cell office:value-type="float" office:value="1.2">
                <text:p>1.2</text:p>
              </table:table-cell>
              <table:table-cell office:value-type="float" office:value="2.4">
                <text:p>2.4</text:p>
              </table:table-cell>
              <table:table-cell office:value-type="float" office:value="37.1">
                <text:p>37.1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edición 3: 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  <table:table-cell office:value-type="float" office:value="29">
                <text:p>29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edición 4: 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  <table:table-cell office:value-type="float" office:value="23.5">
                <text:p>23.5</text:p>
              </table:table-cell>
              <table:table-cell office:value-type="float" office:value="1.2">
                <text:p>1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edición 5: </text:p>
              </table:table-cell>
              <table:table-cell office:value-type="float" office:value="1.2">
                <text:p>1.2</text:p>
              </table:table-cell>
              <table:table-cell office:value-type="float" office:value="1.6">
                <text:p>1.6</text:p>
              </table:table-cell>
              <table:table-cell office:value-type="float" office:value="25.3">
                <text:p>25.3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edición 6: 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30.1">
                <text:p>30.1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edición 7: 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  <table:table-cell office:value-type="float" office:value="25.4">
                <text:p>25.4</text:p>
              </table:table-cell>
              <table:table-cell office:value-type="float" office:value="1.2">
                <text:p>1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edición 8: 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  <table:table-cell office:value-type="float" office:value="24.6">
                <text:p>24.6</text:p>
              </table:table-cell>
              <table:table-cell office:value-type="float" office:value="1.2">
                <text:p>1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edición 9: 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29.8">
                <text:p>29.8</text:p>
              </table:table-cell>
              <table:table-cell office:value-type="float" office:value="1.3">
                <text:p>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Medición 10: 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error-category="standard-deviation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error-category="standard-deviation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error-category="standard-deviation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15cm" svg:height="13.211cm" xlink:href=".." xlink:type="simple" chart:class="chart:bar" chart:style-name="ch1">
        <chart:legend chart:legend-position="end" svg:x="21.249cm" svg:y="5.31cm" style:legend-expansion="high" chart:style-name="ch2"/>
        <chart:plot-area chart:style-name="ch3" table:cell-range-address="Httperf.B37:Httperf.G47" chart:data-source-has-labels="both" svg:x="1.491cm" svg:y="0.264cm" svg:width="19.278cm" svg:height="12.683cm">
          <chartooo:coordinate-region svg:x="2.774cm" svg:y="0.463cm" svg:width="17.826cm" svg:height="11.439cm"/>
          <chart:axis chart:dimension="x" chart:name="primary-x" chart:style-name="ch4" chartooo:axis-type="auto">
            <chartooo:date-scale/>
            <chart:categories table:cell-range-address="Httperf.B38:Httperf.B47"/>
          </chart:axis>
          <chart:axis chart:dimension="y" chart:name="primary-y" chart:style-name="ch5">
            <chart:title svg:x="0.451cm" svg:y="7.668cm" chart:style-name="ch6">
              <text:p>milisegundos</text:p>
            </chart:title>
            <chart:grid chart:style-name="ch7" chart:class="major"/>
          </chart:axis>
          <chart:series chart:style-name="ch8" chart:values-cell-range-address="Httperf.C38:Httperf.C47" chart:label-cell-address="Httperf.C37:Httperf.C37" chart:class="chart:bar">
            <chart:error-indicator chart:style-name="ch9" chart:dimension="y"/>
            <chart:data-point chart:repeated="10"/>
          </chart:series>
          <chart:series chart:style-name="ch10" chart:values-cell-range-address="Httperf.D38:Httperf.D47" chart:label-cell-address="Httperf.D37:Httperf.D37" chart:class="chart:bar">
            <chart:data-point chart:repeated="10"/>
          </chart:series>
          <chart:series chart:style-name="ch11" chart:values-cell-range-address="Httperf.E38:Httperf.E47" chart:label-cell-address="Httperf.E37:Httperf.E37" chart:class="chart:bar">
            <chart:error-indicator chart:style-name="ch9" chart:dimension="y"/>
            <chart:data-point chart:repeated="10"/>
          </chart:series>
          <chart:series chart:style-name="ch12" chart:values-cell-range-address="Httperf.F38:Httperf.F47" chart:label-cell-address="Httperf.F37:Httperf.F37" chart:class="chart:bar">
            <chart:error-indicator chart:style-name="ch9" chart:dimension="y"/>
            <chart:data-point chart:repeated="10"/>
          </chart:series>
          <chart:series chart:style-name="ch13" chart:values-cell-range-address="Httperf.G38:Httperf.G47" chart:label-cell-address="Httperf.G37:Httperf.G37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ínimo</text:p>
                <draw:g>
                  <svg:desc>Httperf.C37:Httperf.C37</svg:desc>
                </draw:g>
              </table:table-cell>
              <table:table-cell office:value-type="string">
                <text:p>Media</text:p>
                <draw:g>
                  <svg:desc>Httperf.D37:Httperf.D37</svg:desc>
                </draw:g>
              </table:table-cell>
              <table:table-cell office:value-type="string">
                <text:p>Máximo</text:p>
                <draw:g>
                  <svg:desc>Httperf.E37:Httperf.E37</svg:desc>
                </draw:g>
              </table:table-cell>
              <table:table-cell office:value-type="string">
                <text:p>Respuesta</text:p>
                <draw:g>
                  <svg:desc>Httperf.F37:Httperf.F37</svg:desc>
                </draw:g>
              </table:table-cell>
              <table:table-cell office:value-type="string">
                <text:p>Transferencia</text:p>
                <draw:g>
                  <svg:desc>Httperf.G37:Httperf.G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: </text:p>
                <draw:g>
                  <svg:desc>Httperf.B38:Httperf.B47</svg:desc>
                </draw:g>
              </table:table-cell>
              <table:table-cell office:value-type="float" office:value="1.5">
                <text:p>1.5</text:p>
                <draw:g>
                  <svg:desc>Httperf.C38:Httperf.C47</svg:desc>
                </draw:g>
              </table:table-cell>
              <table:table-cell office:value-type="float" office:value="3">
                <text:p>3</text:p>
                <draw:g>
                  <svg:desc>Httperf.D38:Httperf.D47</svg:desc>
                </draw:g>
              </table:table-cell>
              <table:table-cell office:value-type="float" office:value="37.5">
                <text:p>37.5</text:p>
                <draw:g>
                  <svg:desc>Httperf.E38:Httperf.E47</svg:desc>
                </draw:g>
              </table:table-cell>
              <table:table-cell office:value-type="float" office:value="2.3">
                <text:p>2.3</text:p>
                <draw:g>
                  <svg:desc>Httperf.F38:Httperf.F47</svg:desc>
                </draw:g>
              </table:table-cell>
              <table:table-cell office:value-type="float" office:value="0.4">
                <text:p>0.4</text:p>
                <draw:g>
                  <svg:desc>Httperf.G38:Httperf.G47</svg:desc>
                </draw:g>
              </table:table-cell>
            </table:table-row>
            <table:table-row>
              <table:table-cell office:value-type="string">
                <text:p>Medición 2: </text:p>
              </table:table-cell>
              <table:table-cell office:value-type="float" office:value="1.6">
                <text:p>1.6</text:p>
              </table:table-cell>
              <table:table-cell office:value-type="float" office:value="3.4">
                <text:p>3.4</text:p>
              </table:table-cell>
              <table:table-cell office:value-type="float" office:value="183">
                <text:p>183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edición 3: </text:p>
              </table:table-cell>
              <table:table-cell office:value-type="float" office:value="1.5">
                <text:p>1.5</text:p>
              </table:table-cell>
              <table:table-cell office:value-type="float" office:value="2.6">
                <text:p>2.6</text:p>
              </table:table-cell>
              <table:table-cell office:value-type="float" office:value="51.4">
                <text:p>51.4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edición 4: </text:p>
              </table:table-cell>
              <table:table-cell office:value-type="float" office:value="1.5">
                <text:p>1.5</text:p>
              </table:table-cell>
              <table:table-cell office:value-type="float" office:value="2.6">
                <text:p>2.6</text:p>
              </table:table-cell>
              <table:table-cell office:value-type="float" office:value="58.7">
                <text:p>58.7</text:p>
              </table:table-cell>
              <table:table-cell office:value-type="float" office:value="1.9">
                <text:p>1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edición 5: </text:p>
              </table:table-cell>
              <table:table-cell office:value-type="float" office:value="1.6">
                <text:p>1.6</text:p>
              </table:table-cell>
              <table:table-cell office:value-type="float" office:value="2.5">
                <text:p>2.5</text:p>
              </table:table-cell>
              <table:table-cell office:value-type="float" office:value="35.5">
                <text:p>35.5</text:p>
              </table:table-cell>
              <table:table-cell office:value-type="float" office:value="1.9">
                <text:p>1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edición 6: </text:p>
              </table:table-cell>
              <table:table-cell office:value-type="float" office:value="1.7">
                <text:p>1.7</text:p>
              </table:table-cell>
              <table:table-cell office:value-type="float" office:value="2.6">
                <text:p>2.6</text:p>
              </table:table-cell>
              <table:table-cell office:value-type="float" office:value="38.45">
                <text:p>38.45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edición 7: 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25.14">
                <text:p>25.14</text:p>
              </table:table-cell>
              <table:table-cell office:value-type="float" office:value="1.9">
                <text:p>1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edición 8: </text:p>
              </table:table-cell>
              <table:table-cell office:value-type="float" office:value="1.5">
                <text:p>1.5</text:p>
              </table:table-cell>
              <table:table-cell office:value-type="float" office:value="2.6">
                <text:p>2.6</text:p>
              </table:table-cell>
              <table:table-cell office:value-type="float" office:value="54.8">
                <text:p>54.8</text:p>
              </table:table-cell>
              <table:table-cell office:value-type="float" office:value="1.9">
                <text:p>1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edición 9: </text:p>
              </table:table-cell>
              <table:table-cell office:value-type="float" office:value="1.6">
                <text:p>1.6</text:p>
              </table:table-cell>
              <table:table-cell office:value-type="float" office:value="2.5">
                <text:p>2.5</text:p>
              </table:table-cell>
              <table:table-cell office:value-type="float" office:value="40.1">
                <text:p>40.1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edición 10: 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65.1">
                <text:p>65.1</text:p>
              </table:table-cell>
              <table:table-cell office:value-type="float" office:value="1.9">
                <text:p>1.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standard-deviation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error-category="standard-deviation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 chart:error-category="standard-deviation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standard-deviation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error-category="standard-deviation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54cm" svg:height="11.505cm" xlink:href=".." xlink:type="simple" chart:class="chart:line" chart:style-name="ch1">
        <chart:legend chart:legend-position="end" svg:x="15.617cm" svg:y="4.706cm" style:legend-expansion="high" chart:style-name="ch2"/>
        <chart:plot-area chart:style-name="ch3" table:cell-range-address="OpenWebLoad.A19:OpenWebLoad.E29" chart:data-source-has-labels="both" svg:x="1.42cm" svg:y="0.23cm" svg:width="13.788cm" svg:height="11.045cm">
          <chartooo:coordinate-region svg:x="2.703cm" svg:y="0.429cm" svg:width="11.471cm" svg:height="9.801cm"/>
          <chart:axis chart:dimension="x" chart:name="primary-x" chart:style-name="ch4" chartooo:axis-type="auto">
            <chartooo:date-scale/>
            <chart:categories table:cell-range-address="OpenWebLoad.A20:OpenWebLoad.A29"/>
          </chart:axis>
          <chart:axis chart:dimension="y" chart:name="primary-y" chart:style-name="ch5">
            <chart:title svg:x="0.451cm" svg:y="7.37cm" chart:style-name="ch6">
              <text:p>Segundos y Cantidad</text:p>
            </chart:title>
            <chart:grid chart:style-name="ch7" chart:class="major"/>
          </chart:axis>
          <chart:series chart:style-name="ch8" chart:values-cell-range-address="OpenWebLoad.B20:OpenWebLoad.B29" chart:label-cell-address="OpenWebLoad.B19:OpenWebLoad.B19" chart:class="chart:line">
            <chart:error-indicator chart:style-name="ch9" chart:dimension="y"/>
            <chart:data-point chart:repeated="10"/>
          </chart:series>
          <chart:series chart:style-name="ch10" chart:values-cell-range-address="OpenWebLoad.C20:OpenWebLoad.C29" chart:label-cell-address="OpenWebLoad.C19:OpenWebLoad.C19" chart:class="chart:line">
            <chart:error-indicator chart:style-name="ch9" chart:dimension="y"/>
            <chart:data-point chart:repeated="10"/>
          </chart:series>
          <chart:series chart:style-name="ch11" chart:values-cell-range-address="OpenWebLoad.D20:OpenWebLoad.D29" chart:label-cell-address="OpenWebLoad.D19:OpenWebLoad.D19" chart:class="chart:line">
            <chart:error-indicator chart:style-name="ch9" chart:dimension="y"/>
            <chart:data-point chart:repeated="10"/>
          </chart:series>
          <chart:series chart:style-name="ch12" chart:values-cell-range-address="OpenWebLoad.E20:OpenWebLoad.E29" chart:label-cell-address="OpenWebLoad.E19:OpenWebLoad.E19" chart:class="chart:line">
            <chart:error-indicator chart:style-name="ch9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PS (x1000)</text:p>
                <draw:g>
                  <svg:desc>OpenWebLoad.B19:OpenWebLoad.B19</svg:desc>
                </draw:g>
              </table:table-cell>
              <table:table-cell office:value-type="string">
                <text:p>Avg. Response time</text:p>
                <draw:g>
                  <svg:desc>OpenWebLoad.C19:OpenWebLoad.C19</svg:desc>
                </draw:g>
              </table:table-cell>
              <table:table-cell office:value-type="string">
                <text:p>Max Response time</text:p>
                <draw:g>
                  <svg:desc>OpenWebLoad.D19:OpenWebLoad.D19</svg:desc>
                </draw:g>
              </table:table-cell>
              <table:table-cell office:value-type="string">
                <text:p>Total Requests (x1000)</text:p>
                <draw:g>
                  <svg:desc>OpenWebLoad.E19:OpenWebLoad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: </text:p>
                <draw:g>
                  <svg:desc>OpenWebLoad.A20:OpenWebLoad.A29</svg:desc>
                </draw:g>
              </table:table-cell>
              <table:table-cell office:value-type="float" office:value="0.9685">
                <text:p>0.9685</text:p>
                <draw:g>
                  <svg:desc>OpenWebLoad.B20:OpenWebLoad.B29</svg:desc>
                </draw:g>
              </table:table-cell>
              <table:table-cell office:value-type="float" office:value="0.009">
                <text:p>0.009</text:p>
                <draw:g>
                  <svg:desc>OpenWebLoad.C20:OpenWebLoad.C29</svg:desc>
                </draw:g>
              </table:table-cell>
              <table:table-cell office:value-type="float" office:value="0.052">
                <text:p>0.052</text:p>
                <draw:g>
                  <svg:desc>OpenWebLoad.D20:OpenWebLoad.D29</svg:desc>
                </draw:g>
              </table:table-cell>
              <table:table-cell office:value-type="float" office:value="9.686">
                <text:p>9.686</text:p>
                <draw:g>
                  <svg:desc>OpenWebLoad.E20:OpenWebLoad.E29</svg:desc>
                </draw:g>
              </table:table-cell>
            </table:table-row>
            <table:table-row>
              <table:table-cell office:value-type="string">
                <text:p>Medición 2: </text:p>
              </table:table-cell>
              <table:table-cell office:value-type="float" office:value="1.15848">
                <text:p>1.15848</text:p>
              </table:table-cell>
              <table:table-cell office:value-type="float" office:value="0.009">
                <text:p>0.009</text:p>
              </table:table-cell>
              <table:table-cell office:value-type="float" office:value="0.038">
                <text:p>0.038</text:p>
              </table:table-cell>
              <table:table-cell office:value-type="float" office:value="11.586">
                <text:p>11.586</text:p>
              </table:table-cell>
            </table:table-row>
            <table:table-row>
              <table:table-cell office:value-type="string">
                <text:p>Medición 3: </text:p>
              </table:table-cell>
              <table:table-cell office:value-type="float" office:value="0.83982">
                <text:p>0.83982</text:p>
              </table:table-cell>
              <table:table-cell office:value-type="float" office:value="0.011">
                <text:p>0.011</text:p>
              </table:table-cell>
              <table:table-cell office:value-type="float" office:value="0.037">
                <text:p>0.037</text:p>
              </table:table-cell>
              <table:table-cell office:value-type="float" office:value="8.399">
                <text:p>8.399</text:p>
              </table:table-cell>
            </table:table-row>
            <table:table-row>
              <table:table-cell office:value-type="string">
                <text:p>Medición 4: </text:p>
              </table:table-cell>
              <table:table-cell office:value-type="float" office:value="1.08599">
                <text:p>1.08599</text:p>
              </table:table-cell>
              <table:table-cell office:value-type="float" office:value="0.009">
                <text:p>0.009</text:p>
              </table:table-cell>
              <table:table-cell office:value-type="float" office:value="0.045">
                <text:p>0.045</text:p>
              </table:table-cell>
              <table:table-cell office:value-type="float" office:value="10.861">
                <text:p>10.861</text:p>
              </table:table-cell>
            </table:table-row>
            <table:table-row>
              <table:table-cell office:value-type="string">
                <text:p>Medición 5: </text:p>
              </table:table-cell>
              <table:table-cell office:value-type="float" office:value="1.16578">
                <text:p>1.16578</text:p>
              </table:table-cell>
              <table:table-cell office:value-type="float" office:value="0.009">
                <text:p>0.009</text:p>
              </table:table-cell>
              <table:table-cell office:value-type="float" office:value="0.031">
                <text:p>0.031</text:p>
              </table:table-cell>
              <table:table-cell office:value-type="float" office:value="11.659">
                <text:p>11.659</text:p>
              </table:table-cell>
            </table:table-row>
            <table:table-row>
              <table:table-cell office:value-type="string">
                <text:p>Medición 6: </text:p>
              </table:table-cell>
              <table:table-cell office:value-type="float" office:value="0.89711">
                <text:p>0.89711</text:p>
              </table:table-cell>
              <table:table-cell office:value-type="float" office:value="0.01">
                <text:p>0.01</text:p>
              </table:table-cell>
              <table:table-cell office:value-type="float" office:value="0.048">
                <text:p>0.048</text:p>
              </table:table-cell>
              <table:table-cell office:value-type="float" office:value="8.972">
                <text:p>8.972</text:p>
              </table:table-cell>
            </table:table-row>
            <table:table-row>
              <table:table-cell office:value-type="string">
                <text:p>Medición 7: </text:p>
              </table:table-cell>
              <table:table-cell office:value-type="float" office:value="1.17646">
                <text:p>1.17646</text:p>
              </table:table-cell>
              <table:table-cell office:value-type="float" office:value="0.008">
                <text:p>0.008</text:p>
              </table:table-cell>
              <table:table-cell office:value-type="float" office:value="0.035">
                <text:p>0.035</text:p>
              </table:table-cell>
              <table:table-cell office:value-type="float" office:value="11.766">
                <text:p>11.766</text:p>
              </table:table-cell>
            </table:table-row>
            <table:table-row>
              <table:table-cell office:value-type="string">
                <text:p>Medición 8: </text:p>
              </table:table-cell>
              <table:table-cell office:value-type="float" office:value="1.07909">
                <text:p>1.07909</text:p>
              </table:table-cell>
              <table:table-cell office:value-type="float" office:value="0.009">
                <text:p>0.009</text:p>
              </table:table-cell>
              <table:table-cell office:value-type="float" office:value="0.049">
                <text:p>0.049</text:p>
              </table:table-cell>
              <table:table-cell office:value-type="float" office:value="10.792">
                <text:p>10.792</text:p>
              </table:table-cell>
            </table:table-row>
            <table:table-row>
              <table:table-cell office:value-type="string">
                <text:p>Medición 9: </text:p>
              </table:table-cell>
              <table:table-cell office:value-type="float" office:value="1.09389">
                <text:p>1.09389</text:p>
              </table:table-cell>
              <table:table-cell office:value-type="float" office:value="0.009">
                <text:p>0.009</text:p>
              </table:table-cell>
              <table:table-cell office:value-type="float" office:value="0.033">
                <text:p>0.03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Medición 10: </text:p>
              </table:table-cell>
              <table:table-cell office:value-type="float" office:value="1.0156">
                <text:p>1.0156</text:p>
              </table:table-cell>
              <table:table-cell office:value-type="float" office:value="0.01">
                <text:p>0.01</text:p>
              </table:table-cell>
              <table:table-cell office:value-type="float" office:value="0.051">
                <text:p>0.051</text:p>
              </table:table-cell>
              <table:table-cell office:value-type="float" office:value="10.157">
                <text:p>10.1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standard-deviation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error-category="standard-deviation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 chart:error-category="standard-deviation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standard-deviation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error-category="standard-deviation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54cm" svg:height="11.505cm" xlink:href=".." xlink:type="simple" chart:class="chart:line" chart:style-name="ch1">
        <chart:legend chart:legend-position="end" svg:x="15.776cm" svg:y="4.706cm" style:legend-expansion="high" chart:style-name="ch2"/>
        <chart:plot-area chart:style-name="ch3" table:cell-range-address="OpenWebLoad.A35:OpenWebLoad.E45" chart:data-source-has-labels="both" svg:x="1.42cm" svg:y="0.23cm" svg:width="13.947cm" svg:height="11.045cm">
          <chartooo:coordinate-region svg:x="2.703cm" svg:y="0.429cm" svg:width="11.63cm" svg:height="9.801cm"/>
          <chart:axis chart:dimension="x" chart:name="primary-x" chart:style-name="ch4" chartooo:axis-type="auto">
            <chartooo:date-scale/>
            <chart:categories table:cell-range-address="OpenWebLoad.A36:OpenWebLoad.A45"/>
          </chart:axis>
          <chart:axis chart:dimension="y" chart:name="primary-y" chart:style-name="ch5">
            <chart:title svg:x="0.451cm" svg:y="7.37cm" chart:style-name="ch6">
              <text:p>Segundos y Cantidad</text:p>
            </chart:title>
            <chart:grid chart:style-name="ch7" chart:class="major"/>
          </chart:axis>
          <chart:series chart:style-name="ch8" chart:values-cell-range-address="OpenWebLoad.B36:OpenWebLoad.B45" chart:label-cell-address="OpenWebLoad.B35:OpenWebLoad.B35" chart:class="chart:line">
            <chart:error-indicator chart:style-name="ch9" chart:dimension="y"/>
            <chart:data-point chart:repeated="10"/>
          </chart:series>
          <chart:series chart:style-name="ch10" chart:values-cell-range-address="OpenWebLoad.C36:OpenWebLoad.C45" chart:label-cell-address="OpenWebLoad.C35:OpenWebLoad.C35" chart:class="chart:line">
            <chart:error-indicator chart:style-name="ch9" chart:dimension="y"/>
            <chart:data-point chart:repeated="10"/>
          </chart:series>
          <chart:series chart:style-name="ch11" chart:values-cell-range-address="OpenWebLoad.D36:OpenWebLoad.D45" chart:label-cell-address="OpenWebLoad.D35:OpenWebLoad.D35" chart:class="chart:line">
            <chart:error-indicator chart:style-name="ch9" chart:dimension="y"/>
            <chart:data-point chart:repeated="10"/>
          </chart:series>
          <chart:series chart:style-name="ch12" chart:values-cell-range-address="OpenWebLoad.E36:OpenWebLoad.E45" chart:label-cell-address="OpenWebLoad.E35:OpenWebLoad.E35" chart:class="chart:line">
            <chart:error-indicator chart:style-name="ch9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PS (x1000)</text:p>
                <draw:g>
                  <svg:desc>OpenWebLoad.B35:OpenWebLoad.B35</svg:desc>
                </draw:g>
              </table:table-cell>
              <table:table-cell office:value-type="string">
                <text:p>Avg. Response time</text:p>
                <draw:g>
                  <svg:desc>OpenWebLoad.C35:OpenWebLoad.C35</svg:desc>
                </draw:g>
              </table:table-cell>
              <table:table-cell office:value-type="string">
                <text:p>Max Response time</text:p>
                <draw:g>
                  <svg:desc>OpenWebLoad.D35:OpenWebLoad.D35</svg:desc>
                </draw:g>
              </table:table-cell>
              <table:table-cell office:value-type="string">
                <text:p>total requests (X1000)</text:p>
                <draw:g>
                  <svg:desc>OpenWebLoad.E35:OpenWebLoad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: </text:p>
                <draw:g>
                  <svg:desc>OpenWebLoad.A36:OpenWebLoad.A45</svg:desc>
                </draw:g>
              </table:table-cell>
              <table:table-cell office:value-type="float" office:value="0.76082">
                <text:p>0.76082</text:p>
                <draw:g>
                  <svg:desc>OpenWebLoad.B36:OpenWebLoad.B45</svg:desc>
                </draw:g>
              </table:table-cell>
              <table:table-cell office:value-type="float" office:value="0.012">
                <text:p>0.012</text:p>
                <draw:g>
                  <svg:desc>OpenWebLoad.C36:OpenWebLoad.C45</svg:desc>
                </draw:g>
              </table:table-cell>
              <table:table-cell office:value-type="float" office:value="0.073">
                <text:p>0.073</text:p>
                <draw:g>
                  <svg:desc>OpenWebLoad.D36:OpenWebLoad.D45</svg:desc>
                </draw:g>
              </table:table-cell>
              <table:table-cell office:value-type="float" office:value="7.609">
                <text:p>7.609</text:p>
                <draw:g>
                  <svg:desc>OpenWebLoad.E36:OpenWebLoad.E45</svg:desc>
                </draw:g>
              </table:table-cell>
            </table:table-row>
            <table:table-row>
              <table:table-cell office:value-type="string">
                <text:p>Medición 2: </text:p>
              </table:table-cell>
              <table:table-cell office:value-type="float" office:value="0.90901">
                <text:p>0.90901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  <table:table-cell office:value-type="float" office:value="9.091">
                <text:p>9.091</text:p>
              </table:table-cell>
            </table:table-row>
            <table:table-row>
              <table:table-cell office:value-type="string">
                <text:p>Medición 3: </text:p>
              </table:table-cell>
              <table:table-cell office:value-type="float" office:value="0.86963">
                <text:p>0.86963</text:p>
              </table:table-cell>
              <table:table-cell office:value-type="float" office:value="0.011">
                <text:p>0.011</text:p>
              </table:table-cell>
              <table:table-cell office:value-type="float" office:value="0.035">
                <text:p>0.035</text:p>
              </table:table-cell>
              <table:table-cell office:value-type="float" office:value="8.698">
                <text:p>8.698</text:p>
              </table:table-cell>
            </table:table-row>
            <table:table-row>
              <table:table-cell office:value-type="string">
                <text:p>Medición 4: </text:p>
              </table:table-cell>
              <table:table-cell office:value-type="float" office:value="0.85401">
                <text:p>0.85401</text:p>
              </table:table-cell>
              <table:table-cell office:value-type="float" office:value="0.011">
                <text:p>0.011</text:p>
              </table:table-cell>
              <table:table-cell office:value-type="float" office:value="0.026">
                <text:p>0.026</text:p>
              </table:table-cell>
              <table:table-cell office:value-type="float" office:value="8.541">
                <text:p>8.541</text:p>
              </table:table-cell>
            </table:table-row>
            <table:table-row>
              <table:table-cell office:value-type="string">
                <text:p>Medición 5: </text:p>
              </table:table-cell>
              <table:table-cell office:value-type="float" office:value="0.88751">
                <text:p>0.88751</text:p>
              </table:table-cell>
              <table:table-cell office:value-type="float" office:value="0.01">
                <text:p>0.01</text:p>
              </table:table-cell>
              <table:table-cell office:value-type="float" office:value="0.035">
                <text:p>0.035</text:p>
              </table:table-cell>
              <table:table-cell office:value-type="float" office:value="8.876">
                <text:p>8.876</text:p>
              </table:table-cell>
            </table:table-row>
            <table:table-row>
              <table:table-cell office:value-type="string">
                <text:p>Medición 6: </text:p>
              </table:table-cell>
              <table:table-cell office:value-type="float" office:value="0.89711">
                <text:p>0.89711</text:p>
              </table:table-cell>
              <table:table-cell office:value-type="float" office:value="0.01">
                <text:p>0.01</text:p>
              </table:table-cell>
              <table:table-cell office:value-type="float" office:value="0.048">
                <text:p>0.048</text:p>
              </table:table-cell>
              <table:table-cell office:value-type="float" office:value="8.972">
                <text:p>8.972</text:p>
              </table:table-cell>
            </table:table-row>
            <table:table-row>
              <table:table-cell office:value-type="string">
                <text:p>Medición 7: </text:p>
              </table:table-cell>
              <table:table-cell office:value-type="float" office:value="0.76719">
                <text:p>0.76719</text:p>
              </table:table-cell>
              <table:table-cell office:value-type="float" office:value="0.012">
                <text:p>0.012</text:p>
              </table:table-cell>
              <table:table-cell office:value-type="float" office:value="0.049">
                <text:p>0.049</text:p>
              </table:table-cell>
              <table:table-cell office:value-type="float" office:value="7.675">
                <text:p>7.675</text:p>
              </table:table-cell>
            </table:table-row>
            <table:table-row>
              <table:table-cell office:value-type="string">
                <text:p>Medición 8: </text:p>
              </table:table-cell>
              <table:table-cell office:value-type="float" office:value="0.91941">
                <text:p>0.91941</text:p>
              </table:table-cell>
              <table:table-cell office:value-type="float" office:value="0.01">
                <text:p>0.01</text:p>
              </table:table-cell>
              <table:table-cell office:value-type="float" office:value="0.021">
                <text:p>0.021</text:p>
              </table:table-cell>
              <table:table-cell office:value-type="float" office:value="9.195">
                <text:p>9.195</text:p>
              </table:table-cell>
            </table:table-row>
            <table:table-row>
              <table:table-cell office:value-type="string">
                <text:p>Medición 9: </text:p>
              </table:table-cell>
              <table:table-cell office:value-type="float" office:value="0.78122">
                <text:p>0.78122</text:p>
              </table:table-cell>
              <table:table-cell office:value-type="float" office:value="0.012">
                <text:p>0.012</text:p>
              </table:table-cell>
              <table:table-cell office:value-type="float" office:value="0.051">
                <text:p>0.051</text:p>
              </table:table-cell>
              <table:table-cell office:value-type="float" office:value="7.813">
                <text:p>7.813</text:p>
              </table:table-cell>
            </table:table-row>
            <table:table-row>
              <table:table-cell office:value-type="string">
                <text:p>Medición 10: </text:p>
              </table:table-cell>
              <table:table-cell office:value-type="float" office:value="0.89662">
                <text:p>0.89662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  <table:table-cell office:value-type="float" office:value="8.968">
                <text:p>8.9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